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0.5pt" officeooo:rsid="005c789b" officeooo:paragraph-rsid="005c789b" style:font-size-asian="10.5pt" style:font-size-complex="10.5pt"/>
    </style:style>
    <style:style style:name="P2" style:family="paragraph" style:parent-style-name="Standard">
      <style:text-properties style:font-name="Monaco" fo:font-size="10.5pt" officeooo:rsid="001399d5" officeooo:paragraph-rsid="001399d5" style:font-name-asian="Monaco" style:font-size-asian="10.5pt" style:font-size-complex="10.5pt"/>
    </style:style>
    <style:style style:name="P3" style:family="paragraph" style:parent-style-name="Standard">
      <style:text-properties style:font-name="Monaco" fo:font-size="10.5pt" officeooo:rsid="0018327c" officeooo:paragraph-rsid="0018327c" style:font-name-asian="Monaco" style:font-size-asian="10.5pt" style:font-size-complex="10.5pt"/>
    </style:style>
    <style:style style:name="P4" style:family="paragraph" style:parent-style-name="Standard">
      <style:text-properties style:font-name="Monaco" fo:font-size="10.5pt" officeooo:rsid="00192f0c" officeooo:paragraph-rsid="00192f0c" style:font-name-asian="Monaco" style:font-size-asian="10.5pt" style:font-size-complex="10.5pt"/>
    </style:style>
    <style:style style:name="P5" style:family="paragraph" style:parent-style-name="Standard">
      <style:text-properties style:font-name="Monaco" fo:font-size="10.5pt" officeooo:rsid="001ac92e" officeooo:paragraph-rsid="001ac92e" style:font-name-asian="Monaco" style:font-size-asian="10.5pt" style:font-size-complex="10.5pt"/>
    </style:style>
    <style:style style:name="P6" style:family="paragraph" style:parent-style-name="Standard">
      <style:text-properties style:font-name="Monaco" fo:font-size="10.5pt" officeooo:rsid="001e10ff" officeooo:paragraph-rsid="001b0885" style:font-name-asian="Monaco" style:font-size-asian="10.5pt" style:font-size-complex="10.5pt"/>
    </style:style>
    <style:style style:name="P7" style:family="paragraph" style:parent-style-name="Standard">
      <style:text-properties style:font-name="Monaco" fo:font-size="10.5pt" officeooo:rsid="001b0885" officeooo:paragraph-rsid="001b0885" style:font-name-asian="Monaco" style:font-size-asian="10.5pt" style:font-size-complex="10.5pt"/>
    </style:style>
    <style:style style:name="P8" style:family="paragraph" style:parent-style-name="Standard">
      <style:text-properties style:font-name="Monaco" fo:font-size="10.5pt" officeooo:rsid="002a02a7" officeooo:paragraph-rsid="002a02a7" style:font-name-asian="Monaco" style:font-size-asian="10.5pt" style:font-size-complex="10.5pt"/>
    </style:style>
    <style:style style:name="P9" style:family="paragraph" style:parent-style-name="Standard">
      <style:text-properties style:font-name="Monaco" fo:font-size="10.5pt" officeooo:rsid="00323da5" officeooo:paragraph-rsid="00323da5" style:font-name-asian="Monaco" style:font-size-asian="10.5pt" style:font-size-complex="10.5pt"/>
    </style:style>
    <style:style style:name="P10" style:family="paragraph" style:parent-style-name="Standard">
      <style:text-properties style:font-name="Monaco" fo:font-size="10.5pt" officeooo:rsid="0050961b" officeooo:paragraph-rsid="0050961b" style:font-name-asian="Monaco" style:font-size-asian="10.5pt" style:font-size-complex="10.5pt"/>
    </style:style>
    <style:style style:name="P11" style:family="paragraph" style:parent-style-name="Standard">
      <style:text-properties style:font-name="Monaco" fo:font-size="10.5pt" officeooo:rsid="0071a978" officeooo:paragraph-rsid="0073a228" style:font-name-asian="Monaco" style:font-size-asian="10.5pt" style:font-size-complex="10.5pt"/>
    </style:style>
    <style:style style:name="P12" style:family="paragraph" style:parent-style-name="Standard">
      <style:text-properties style:font-name="Monaco" fo:font-size="10.5pt" officeooo:rsid="0073a228" officeooo:paragraph-rsid="0073a228" style:font-name-asian="Monaco" style:font-size-asian="10.5pt" style:font-size-complex="10.5pt"/>
    </style:style>
    <style:style style:name="P13" style:family="paragraph" style:parent-style-name="Standard">
      <style:text-properties style:font-name="Monaco" fo:font-size="10.5pt" officeooo:rsid="007543ae" officeooo:paragraph-rsid="007543ae" style:font-name-asian="Monaco" style:font-size-asian="10.5pt" style:font-size-complex="10.5pt"/>
    </style:style>
    <style:style style:name="P14" style:family="paragraph" style:parent-style-name="Standard">
      <style:text-properties style:font-name="Monaco" fo:font-size="12pt" fo:font-weight="bold" officeooo:rsid="00192f0c" officeooo:paragraph-rsid="00192f0c" style:font-name-asian="Monaco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Monaco" fo:font-size="12pt" fo:font-weight="bold" officeooo:paragraph-rsid="001b0885" style:font-name-asian="Monaco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Monaco" fo:font-weight="bold" officeooo:rsid="000e93ef" officeooo:paragraph-rsid="000e93ef" style:font-name-asian="Monaco" style:font-weight-asian="bold" style:font-weight-complex="bold"/>
    </style:style>
    <style:style style:name="P17" style:family="paragraph" style:parent-style-name="Standard">
      <style:text-properties style:font-name="Monaco" fo:font-weight="bold" officeooo:rsid="0018327c" officeooo:paragraph-rsid="0018327c" style:font-name-asian="Monaco" style:font-weight-asian="bold" style:font-weight-complex="bold"/>
    </style:style>
    <style:style style:name="P18" style:family="paragraph" style:parent-style-name="Standard">
      <style:text-properties style:font-name="Monaco" officeooo:rsid="000e93ef" officeooo:paragraph-rsid="000e93ef" style:font-name-asian="Monaco"/>
    </style:style>
    <style:style style:name="P19" style:family="paragraph" style:parent-style-name="Standard">
      <style:text-properties style:font-name="Monaco" officeooo:rsid="001399d5" officeooo:paragraph-rsid="001399d5" style:font-name-asian="Monaco"/>
    </style:style>
    <style:style style:name="P20" style:family="paragraph" style:parent-style-name="Standard">
      <style:text-properties style:font-name="Monaco" officeooo:rsid="0018327c" officeooo:paragraph-rsid="0018327c" style:font-name-asian="Monaco"/>
    </style:style>
    <style:style style:name="P21" style:family="paragraph" style:parent-style-name="Standard">
      <style:text-properties fo:font-variant="normal" fo:text-transform="none" fo:color="#181818" style:font-name="Monaco" fo:font-size="12pt" fo:letter-spacing="normal" fo:font-style="normal" fo:font-weight="bold" officeooo:paragraph-rsid="00323da5" style:font-name-asian="Monaco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181818" style:font-name="Monaco" fo:font-size="12pt" fo:letter-spacing="normal" fo:font-style="normal" fo:font-weight="normal" officeooo:rsid="00192f0c" officeooo:paragraph-rsid="00192f0c" style:font-name-asian="Monaco" style:font-size-asian="12pt" style:font-size-complex="12pt"/>
    </style:style>
    <style:style style:name="P23" style:family="paragraph" style:parent-style-name="Standard">
      <style:text-properties fo:font-variant="normal" fo:text-transform="none" fo:color="#181818" style:font-name="Monaco" fo:font-size="10pt" fo:letter-spacing="normal" fo:font-style="normal" fo:font-weight="normal" officeooo:rsid="00388c1b" officeooo:paragraph-rsid="0046c40d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variant="normal" fo:text-transform="none" fo:color="#181818" style:font-name="Monaco" fo:font-size="10pt" fo:letter-spacing="normal" fo:font-style="normal" fo:font-weight="normal" officeooo:rsid="00388c1b" officeooo:paragraph-rsid="005a8376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variant="normal" fo:text-transform="none" fo:color="#181818" style:font-name="Monaco" fo:font-size="10pt" fo:letter-spacing="normal" fo:font-style="normal" fo:font-weight="normal" officeooo:rsid="004e4d36" officeooo:paragraph-rsid="004e4d36" style:font-name-asian="Monaco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variant="normal" fo:text-transform="none" fo:color="#181818" style:font-name="Monaco" fo:font-size="10pt" fo:letter-spacing="normal" fo:font-style="normal" fo:font-weight="normal" officeooo:rsid="00388c1b" officeooo:paragraph-rsid="00388c1b" style:font-name-asian="Monaco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variant="normal" fo:text-transform="none" fo:color="#181818" style:font-name="Monaco" fo:font-size="10pt" fo:letter-spacing="normal" fo:font-style="normal" fo:font-weight="normal" officeooo:rsid="00388c1b" officeooo:paragraph-rsid="005a8376" style:font-name-asian="Monaco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variant="normal" fo:text-transform="none" fo:color="#181818" style:font-name="Monaco" fo:font-size="10pt" fo:letter-spacing="normal" fo:font-style="normal" fo:font-weight="normal" officeooo:paragraph-rsid="004c8c5f" style:font-name-asian="Monaco"/>
    </style:style>
    <style:style style:name="P29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7543ae" officeooo:paragraph-rsid="007543ae" style:font-name-asian="Monaco" style:font-size-asian="10.5pt" style:font-size-complex="10.5pt"/>
    </style:style>
    <style:style style:name="P30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4873e7" officeooo:paragraph-rsid="004873e7" style:font-name-asian="Monaco"/>
    </style:style>
    <style:style style:name="P31" style:family="paragraph" style:parent-style-name="Standard">
      <style:text-properties fo:color="#ff3333" style:font-name="Monaco" fo:font-size="10.5pt" officeooo:rsid="002d451d" officeooo:paragraph-rsid="00323da5" style:font-name-asian="Monaco" style:font-size-asian="10.5pt" style:font-size-complex="10.5pt"/>
    </style:style>
    <style:style style:name="P32" style:family="paragraph" style:parent-style-name="Standard">
      <style:paragraph-properties fo:background-color="#eeeeee">
        <style:background-image/>
      </style:paragraph-properties>
      <style:text-properties style:font-name="Monaco" fo:font-size="10.5pt" officeooo:rsid="0018327c" officeooo:paragraph-rsid="0018327c" style:font-name-asian="Monaco" style:font-size-asian="10.5pt" style:font-size-complex="10.5pt"/>
    </style:style>
    <style:style style:name="P33" style:family="paragraph" style:parent-style-name="Standard">
      <style:paragraph-properties fo:background-color="#eeeeee">
        <style:background-image/>
      </style:paragraph-properties>
      <style:text-properties style:font-name="Monaco" fo:font-size="10.5pt" officeooo:rsid="00192f0c" officeooo:paragraph-rsid="00192f0c" style:font-name-asian="Monaco" style:font-size-asian="10.5pt" style:font-size-complex="10.5pt"/>
    </style:style>
    <style:style style:name="P34" style:family="paragraph" style:parent-style-name="Standard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46ba5d" officeooo:paragraph-rsid="0046ba5d" style:font-name-asian="Monaco" style:font-size-asian="12pt" style:font-weight-asian="bold" style:font-name-complex="Liberation Mono" style:font-size-complex="12pt" style:font-weight-complex="bold"/>
    </style:style>
    <style:style style:name="P35" style:family="paragraph" style:parent-style-name="Standard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46ba5d" officeooo:paragraph-rsid="004e4d36" style:font-name-asian="Monaco" style:font-size-asian="12pt" style:font-weight-asian="bold" style:font-name-complex="Liberation Mono" style:font-size-complex="12pt" style:font-weight-complex="bold"/>
    </style:style>
    <style:style style:name="P36" style:family="paragraph" style:parent-style-name="Standard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7543ae" officeooo:paragraph-rsid="007543ae" style:font-name-asian="Monaco" style:font-size-asian="10.5pt" style:font-size-complex="10.5pt"/>
    </style:style>
    <style:style style:name="P37" style:family="paragraph" style:parent-style-name="Standard">
      <style:paragraph-properties fo:background-color="#eeeeee">
        <style:background-image/>
      </style:paragraph-properties>
      <style:text-properties fo:color="#000000" style:font-name="Monaco" fo:font-size="10.5pt" officeooo:rsid="0057e170" officeooo:paragraph-rsid="0057e170" style:font-name-asian="Monaco" style:font-size-asian="10.5pt" style:font-size-complex="10.5pt"/>
    </style:style>
    <style:style style:name="P38" style:family="paragraph" style:parent-style-name="Text_20_body">
      <style:paragraph-properties fo:background-color="#eeeeee">
        <style:background-image/>
      </style:paragraph-properties>
      <style:text-properties fo:font-variant="normal" fo:text-transform="none" fo:color="#181818" style:font-name="Monaco" fo:font-size="12pt" fo:letter-spacing="normal" fo:font-style="normal" fo:font-weight="normal" officeooo:rsid="00679a2e" officeooo:paragraph-rsid="00679a2e" style:font-name-asian="Monaco" style:font-size-asian="12pt" style:font-size-complex="12pt"/>
    </style:style>
    <style:style style:name="P39" style:family="paragraph" style:parent-style-name="Text_20_body">
      <style:paragraph-properties fo:background-color="#eeeeee">
        <style:background-image/>
      </style:paragraph-properties>
      <style:text-properties fo:font-variant="normal" fo:text-transform="none" fo:color="#181818" style:font-name="Monaco" fo:font-size="10.5pt" fo:letter-spacing="normal" fo:font-style="normal" fo:font-weight="normal" officeooo:rsid="0115d4ef" officeooo:paragraph-rsid="0115d4ef" style:font-size-asian="10.5pt" style:font-weight-asian="normal" style:font-size-complex="10.5pt" style:font-weight-complex="normal"/>
    </style:style>
    <style:style style:name="P40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192f0c" officeooo:paragraph-rsid="001e77b1" style:font-name-asian="Monaco" style:font-size-asian="10.5pt" style:font-size-complex="10.5pt"/>
    </style:style>
    <style:style style:name="P4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7543ae" officeooo:paragraph-rsid="007543ae" style:font-name-asian="Monaco" style:font-size-asian="10.5pt" style:font-size-complex="10.5pt"/>
    </style:style>
    <style:style style:name="P4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7543ae" officeooo:paragraph-rsid="009a3fd7" style:font-name-asian="Monaco" style:font-size-asian="10.5pt" style:font-size-complex="10.5pt"/>
    </style:style>
    <style:style style:name="P43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1ac92e" officeooo:paragraph-rsid="0073a228" style:font-name-asian="Monaco" style:font-size-asian="10.5pt" style:font-weight-asian="normal" style:font-size-complex="10.5pt" style:font-weight-complex="normal"/>
    </style:style>
    <style:style style:name="P44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7543ae" officeooo:paragraph-rsid="00a68099" style:font-name-asian="Monaco" style:font-size-asian="10.5pt" style:font-name-complex="Liberation Mono" style:font-size-complex="10.5pt" fo:padding="0in" fo:border="none"/>
    </style:style>
    <style:style style:name="P45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2f3a2" officeooo:paragraph-rsid="01a4af94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46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6b912" officeooo:paragraph-rsid="01a6b912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47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e80ef" officeooo:paragraph-rsid="01ae80ef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48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f9f00" officeooo:paragraph-rsid="01af9f00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49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c14a6e" officeooo:paragraph-rsid="01c14a6e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0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c14a6e" officeooo:paragraph-rsid="01c4c76b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c14a6e" officeooo:paragraph-rsid="01c78066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1516c" officeooo:paragraph-rsid="01e1516c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3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80790" officeooo:paragraph-rsid="01e80790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4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9e1e3" officeooo:paragraph-rsid="01e9e1e3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5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b1c2d" officeooo:paragraph-rsid="01eb1c2d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6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fc413" officeooo:paragraph-rsid="01efc413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7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f22056" officeooo:paragraph-rsid="01f22056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8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f46130" officeooo:paragraph-rsid="01f46130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59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f63fca" officeooo:paragraph-rsid="01f63fc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0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12e0a" officeooo:paragraph-rsid="02012e0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4b789" officeooo:paragraph-rsid="0204b789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76ad4" officeooo:paragraph-rsid="02076ad4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3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8d642" officeooo:paragraph-rsid="0208d642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4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b0c1b" officeooo:paragraph-rsid="020b0c1b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5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cb43a" officeooo:paragraph-rsid="020cb43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6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cf568" officeooo:paragraph-rsid="020cf568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7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dc0ea" officeooo:paragraph-rsid="020dc0e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8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e111c" officeooo:paragraph-rsid="020e111c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69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b2534" officeooo:paragraph-rsid="021d8f10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70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b2534" officeooo:paragraph-rsid="021e511e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7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e511e" officeooo:paragraph-rsid="021e511e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7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02387" officeooo:paragraph-rsid="02202387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73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397d8" officeooo:paragraph-rsid="022397d8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74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9b2e71" officeooo:paragraph-rsid="019cc521" style:font-name-asian="Monaco" style:font-size-asian="10.5pt" style:font-style-asian="normal" style:font-weight-asian="normal" style:font-size-complex="10.5pt" style:font-style-complex="normal" style:font-weight-complex="normal"/>
    </style:style>
    <style:style style:name="P75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9e7c67" officeooo:paragraph-rsid="019e7c67" style:font-name-asian="Monaco" style:font-size-asian="10.5pt" style:font-style-asian="normal" style:font-weight-asian="normal" style:font-size-complex="10.5pt" style:font-style-complex="normal" style:font-weight-complex="normal"/>
    </style:style>
    <style:style style:name="P76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paragraph-rsid="00323da5" style:font-name-asian="Monaco" style:font-size-asian="12pt" style:font-weight-asian="bold" style:font-size-complex="12pt" style:font-weight-complex="bold"/>
    </style:style>
    <style:style style:name="P77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paragraph-rsid="00323da5" style:font-name-asian="Monaco" style:font-size-asian="12pt" style:font-weight-asian="bold" style:font-name-complex="Liberation Mono" style:font-size-complex="12pt" style:font-weight-complex="bold"/>
    </style:style>
    <style:style style:name="P78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d8f10" officeooo:paragraph-rsid="021d8f10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79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e511e" officeooo:paragraph-rsid="021e511e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80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301cf" officeooo:paragraph-rsid="022301cf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8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397d8" officeooo:paragraph-rsid="022397d8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8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3b4cd" officeooo:paragraph-rsid="00c3b4cd"/>
    </style:style>
    <style:style style:name="P83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b13e1" officeooo:paragraph-rsid="00cb13e1"/>
    </style:style>
    <style:style style:name="P84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c5738" officeooo:paragraph-rsid="00cc5738"/>
    </style:style>
    <style:style style:name="P85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ce35a" officeooo:paragraph-rsid="00cce35a"/>
    </style:style>
    <style:style style:name="P86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ce35a" officeooo:paragraph-rsid="00cf44df"/>
    </style:style>
    <style:style style:name="P87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df5ca" officeooo:paragraph-rsid="00cdf5ca"/>
    </style:style>
    <style:style style:name="P88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dfc8a" officeooo:paragraph-rsid="00cdfc8a"/>
    </style:style>
    <style:style style:name="P89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072e7" officeooo:paragraph-rsid="00d072e7"/>
    </style:style>
    <style:style style:name="P90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35382" officeooo:paragraph-rsid="00d35382"/>
    </style:style>
    <style:style style:name="P9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404fd" officeooo:paragraph-rsid="00d404fd"/>
    </style:style>
    <style:style style:name="P9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779d6" officeooo:paragraph-rsid="00d779d6"/>
    </style:style>
    <style:style style:name="P93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c2d7d" officeooo:paragraph-rsid="00dc2d7d"/>
    </style:style>
    <style:style style:name="P94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e5e557" officeooo:paragraph-rsid="00e5e557"/>
    </style:style>
    <style:style style:name="P95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ebd523" officeooo:paragraph-rsid="00ebd523" style:font-size-asian="10.5pt" style:font-weight-asian="normal" style:font-size-complex="10.5pt" style:font-weight-complex="normal"/>
    </style:style>
    <style:style style:name="P96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efbefa" officeooo:paragraph-rsid="00efbefa" style:font-size-asian="10.5pt" style:font-weight-asian="normal" style:font-size-complex="10.5pt" style:font-weight-complex="normal"/>
    </style:style>
    <style:style style:name="P97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fc7d27" officeooo:paragraph-rsid="00fc7d27" style:font-size-asian="10.5pt" style:font-weight-asian="normal" style:font-size-complex="10.5pt" style:font-weight-complex="normal"/>
    </style:style>
    <style:style style:name="P98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fb759a" officeooo:paragraph-rsid="00fb759a" style:font-size-asian="10.5pt" style:font-weight-asian="normal" style:font-size-complex="10.5pt" style:font-weight-complex="normal"/>
    </style:style>
    <style:style style:name="P99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02b930" officeooo:paragraph-rsid="0102b930" style:font-size-asian="10.5pt" style:font-weight-asian="normal" style:font-size-complex="10.5pt" style:font-weight-complex="normal"/>
    </style:style>
    <style:style style:name="P100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199286" officeooo:paragraph-rsid="01199286" style:font-size-asian="10.5pt" style:font-weight-asian="normal" style:font-size-complex="10.5pt" style:font-weight-complex="normal"/>
    </style:style>
    <style:style style:name="P10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200f61" officeooo:paragraph-rsid="01200f61" style:font-size-asian="10.5pt" style:font-weight-asian="normal" style:font-size-complex="10.5pt" style:font-weight-complex="normal"/>
    </style:style>
    <style:style style:name="P10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2aaa8e" officeooo:paragraph-rsid="012aaa8e" style:font-size-asian="10.5pt" style:font-weight-asian="normal" style:font-size-complex="10.5pt" style:font-weight-complex="normal"/>
    </style:style>
    <style:style style:name="P103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2e3c08" officeooo:paragraph-rsid="012e3c08" style:font-size-asian="10.5pt" style:font-weight-asian="normal" style:font-size-complex="10.5pt" style:font-weight-complex="normal"/>
    </style:style>
    <style:style style:name="P104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312b5f" officeooo:paragraph-rsid="01312b5f" style:font-size-asian="10.5pt" style:font-weight-asian="normal" style:font-size-complex="10.5pt" style:font-weight-complex="normal"/>
    </style:style>
    <style:style style:name="P105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312b5f" officeooo:paragraph-rsid="0134e387" style:font-size-asian="10.5pt" style:font-weight-asian="normal" style:font-size-complex="10.5pt" style:font-weight-complex="normal"/>
    </style:style>
    <style:style style:name="P106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391a70" officeooo:paragraph-rsid="01391a70" style:font-size-asian="10.5pt" style:font-weight-asian="normal" style:font-size-complex="10.5pt" style:font-weight-complex="normal"/>
    </style:style>
    <style:style style:name="P107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4dfe44" officeooo:paragraph-rsid="0160d8af" style:font-size-asian="10.5pt" style:font-style-asian="normal" style:font-weight-asian="normal" style:font-size-complex="10.5pt" style:font-style-complex="normal" style:font-weight-complex="normal"/>
    </style:style>
    <style:style style:name="P108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25d81" officeooo:paragraph-rsid="01625d81" style:font-size-asian="10.5pt" style:font-style-asian="normal" style:font-weight-asian="normal" style:font-size-complex="10.5pt" style:font-style-complex="normal" style:font-weight-complex="normal"/>
    </style:style>
    <style:style style:name="P109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25d81" officeooo:paragraph-rsid="0164139f" style:font-size-asian="10.5pt" style:font-style-asian="normal" style:font-weight-asian="normal" style:font-size-complex="10.5pt" style:font-style-complex="normal" style:font-weight-complex="normal"/>
    </style:style>
    <style:style style:name="P110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82943" officeooo:paragraph-rsid="01682943" style:font-size-asian="10.5pt" style:font-style-asian="normal" style:font-weight-asian="normal" style:font-size-complex="10.5pt" style:font-style-complex="normal" style:font-weight-complex="normal"/>
    </style:style>
    <style:style style:name="P11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f68a7" officeooo:paragraph-rsid="016f68a7" style:font-size-asian="10.5pt" style:font-style-asian="normal" style:font-weight-asian="normal" style:font-size-complex="10.5pt" style:font-style-complex="normal" style:font-weight-complex="normal"/>
    </style:style>
    <style:style style:name="P11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718124" officeooo:paragraph-rsid="01718124" style:font-size-asian="10.5pt" style:font-style-asian="normal" style:font-weight-asian="normal" style:font-size-complex="10.5pt" style:font-style-complex="normal" style:font-weight-complex="normal"/>
    </style:style>
    <style:style style:name="P113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75f15c" officeooo:paragraph-rsid="0175f15c" style:font-size-asian="10.5pt" style:font-style-asian="normal" style:font-weight-asian="normal" style:font-size-complex="10.5pt" style:font-style-complex="normal" style:font-weight-complex="normal"/>
    </style:style>
    <style:style style:name="P114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7f7888" officeooo:paragraph-rsid="01816f1d" style:font-size-asian="10.5pt" style:font-style-asian="normal" style:font-weight-asian="normal" style:font-size-complex="10.5pt" style:font-style-complex="normal" style:font-weight-complex="normal"/>
    </style:style>
    <style:style style:name="P115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8642f8" officeooo:paragraph-rsid="018642f8" style:font-size-asian="10.5pt" style:font-style-asian="normal" style:font-weight-asian="normal" style:font-size-complex="10.5pt" style:font-style-complex="normal" style:font-weight-complex="normal"/>
    </style:style>
    <style:style style:name="P116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547253" officeooo:paragraph-rsid="015baf39" style:font-size-asian="10.5pt" style:font-style-asian="normal" style:font-weight-asian="normal" style:font-size-complex="10.5pt" style:font-style-complex="normal" style:font-weight-complex="normal"/>
    </style:style>
    <style:style style:name="P117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333333" style:font-name="Monaco" fo:font-size="10.5pt" fo:letter-spacing="normal" fo:font-style="normal" fo:font-weight="normal" officeooo:rsid="00231e59" officeooo:paragraph-rsid="00231e59" style:font-name-asian="Monaco"/>
    </style:style>
    <style:style style:name="P118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181818" style:font-name="Monaco" fo:font-size="12pt" fo:letter-spacing="normal" fo:font-style="normal" fo:font-weight="normal" officeooo:rsid="00679a2e" officeooo:paragraph-rsid="001ac92e" style:font-name-asian="Monaco" style:font-size-asian="12pt" style:font-size-complex="12pt"/>
    </style:style>
    <style:style style:name="P119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7543ae" officeooo:paragraph-rsid="007543ae" style:font-name-asian="Monaco" style:font-size-asian="10.5pt" style:font-size-complex="10.5pt"/>
    </style:style>
    <style:style style:name="P12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8e27d7" officeooo:paragraph-rsid="008e27d7" style:font-name-asian="Monaco" style:font-size-asian="10.5pt" style:font-size-complex="10.5pt"/>
    </style:style>
    <style:style style:name="P12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9520d1" officeooo:paragraph-rsid="009520d1" style:font-name-asian="Monaco" style:font-size-asian="10.5pt" style:font-size-complex="10.5pt"/>
    </style:style>
    <style:style style:name="P12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97f3b0" officeooo:paragraph-rsid="0097f3b0" style:font-name-asian="Monaco" style:font-size-asian="10.5pt" style:font-size-complex="10.5pt"/>
    </style:style>
    <style:style style:name="P12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enlo" fo:font-size="10.5pt" fo:letter-spacing="normal" fo:font-style="normal" fo:font-weight="normal" officeooo:rsid="007543ae" officeooo:paragraph-rsid="007543ae" style:font-name-asian="Monaco" style:font-size-asian="10.5pt" style:font-size-complex="10.5pt"/>
    </style:style>
    <style:style style:name="P12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7543ae" officeooo:paragraph-rsid="009a3fd7" style:font-name-asian="Monaco" style:font-size-asian="10.5pt" style:font-size-complex="10.5pt"/>
    </style:style>
    <style:style style:name="P12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a4a5b3" officeooo:paragraph-rsid="00a4a5b3" style:font-name-asian="Monaco" style:font-size-asian="10.5pt" style:font-size-complex="10.5pt"/>
    </style:style>
    <style:style style:name="P12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a68099" officeooo:paragraph-rsid="00a68099" style:font-name-asian="Monaco" style:font-size-asian="10.5pt" style:font-size-complex="10.5pt"/>
    </style:style>
    <style:style style:name="P12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ace8df" officeooo:paragraph-rsid="00ace8df" style:font-name-asian="Monaco" style:font-size-asian="10.5pt" style:font-size-complex="10.5pt"/>
    </style:style>
    <style:style style:name="P12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b7af78" officeooo:paragraph-rsid="00b7af78" style:font-name-asian="Monaco" style:font-size-asian="10.5pt" style:font-size-complex="10.5pt"/>
    </style:style>
    <style:style style:name="P12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2f3a2" officeooo:paragraph-rsid="01a4af94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6b912" officeooo:paragraph-rsid="01a6b912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e311c" officeooo:paragraph-rsid="01ae311c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f9f00" officeooo:paragraph-rsid="01af9f00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b0be37" officeooo:paragraph-rsid="01b0be37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b89627" officeooo:paragraph-rsid="01b89627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b97878" officeooo:paragraph-rsid="01b97878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c14a6e" officeooo:paragraph-rsid="01c14a6e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d38a13" officeooo:paragraph-rsid="01d38a13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dca2fb" officeooo:paragraph-rsid="01dca2fb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3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1516c" officeooo:paragraph-rsid="01e1516c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33c23" officeooo:paragraph-rsid="01e33c23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33c23" officeooo:paragraph-rsid="01dccee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50fce" officeooo:paragraph-rsid="01e50fce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b1c2d" officeooo:paragraph-rsid="01eb1c2d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efc413" officeooo:paragraph-rsid="01efc413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f63fca" officeooo:paragraph-rsid="01f63fc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fa29e9" officeooo:paragraph-rsid="01fa29e9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ff8da5" officeooo:paragraph-rsid="01ff8da5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12e0a" officeooo:paragraph-rsid="02012e0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4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302f2" officeooo:paragraph-rsid="020302f2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3206b" officeooo:paragraph-rsid="0203206b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63a71" officeooo:paragraph-rsid="02063a71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8d642" officeooo:paragraph-rsid="0208d642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9613f" officeooo:paragraph-rsid="0209613f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b0c1b" officeooo:paragraph-rsid="020b0c1b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cb43a" officeooo:paragraph-rsid="020cb43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dc0ea" officeooo:paragraph-rsid="020dc0e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e111c" officeooo:paragraph-rsid="020e111c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0fc5ff" officeooo:paragraph-rsid="020fc5ff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5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50c5b" officeooo:paragraph-rsid="02150c5b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6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6b57e" officeooo:paragraph-rsid="0216b57e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6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02387" officeooo:paragraph-rsid="02202387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6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b2534" officeooo:paragraph-rsid="021d8f10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6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397d8" officeooo:paragraph-rsid="022397d8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6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4ae73" officeooo:paragraph-rsid="0224ae73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6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aaad3" officeooo:paragraph-rsid="022aaad3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6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f1eaf" officeooo:paragraph-rsid="022f1eaf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16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93c3d8" officeooo:paragraph-rsid="0193c3d8" style:font-name-asian="Monaco" style:font-size-asian="10.5pt" style:font-style-asian="normal" style:font-weight-asian="normal" style:font-size-complex="10.5pt" style:font-style-complex="normal" style:font-weight-complex="normal"/>
    </style:style>
    <style:style style:name="P16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981402" officeooo:paragraph-rsid="01981402" style:font-name-asian="Monaco" style:font-size-asian="10.5pt" style:font-style-asian="normal" style:font-weight-asian="normal" style:font-size-complex="10.5pt" style:font-style-complex="normal" style:font-weight-complex="normal"/>
    </style:style>
    <style:style style:name="P16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9b2e71" officeooo:paragraph-rsid="01981402" style:font-name-asian="Monaco" style:font-size-asian="10.5pt" style:font-style-asian="normal" style:font-weight-asian="normal" style:font-size-complex="10.5pt" style:font-style-complex="normal" style:font-weight-complex="normal"/>
    </style:style>
    <style:style style:name="P17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9e7c67" officeooo:paragraph-rsid="019d30b7" style:font-name-asian="Monaco" style:font-size-asian="10.5pt" style:font-style-asian="normal" style:font-weight-asian="normal" style:font-size-complex="10.5pt" style:font-style-complex="normal" style:font-weight-complex="normal"/>
    </style:style>
    <style:style style:name="P17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a2f3a2" officeooo:paragraph-rsid="01a2f3a2" style:font-name-asian="Monaco" style:font-size-asian="10.5pt" style:font-style-asian="normal" style:font-weight-asian="normal" style:font-size-complex="10.5pt" style:font-style-complex="normal" style:font-weight-complex="normal"/>
    </style:style>
    <style:style style:name="P17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a8a2c" officeooo:paragraph-rsid="021b2534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17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d8f10" officeooo:paragraph-rsid="021d8f10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17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1e511e" officeooo:paragraph-rsid="021e511e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17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02387" officeooo:paragraph-rsid="02202387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17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2b2e0" officeooo:paragraph-rsid="0222b2e0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17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301cf" officeooo:paragraph-rsid="022301cf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17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397d8" officeooo:paragraph-rsid="022397d8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17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4ae73" officeooo:paragraph-rsid="0224ae73" style:font-name-asian="Monaco" style:font-size-asian="9.14999961853027pt" style:font-style-asian="normal" style:font-weight-asian="normal" style:font-name-complex="Liberation Mono" style:font-size-complex="10.5pt" style:font-style-complex="normal" style:font-weight-complex="normal"/>
    </style:style>
    <style:style style:name="P18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paragraph-rsid="00b7af78"/>
    </style:style>
    <style:style style:name="P18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11b3d" officeooo:paragraph-rsid="00c11b3d"/>
    </style:style>
    <style:style style:name="P18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b13e1" officeooo:paragraph-rsid="00cb13e1"/>
    </style:style>
    <style:style style:name="P18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cc5738" officeooo:paragraph-rsid="00cc5738"/>
    </style:style>
    <style:style style:name="P18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779d6" officeooo:paragraph-rsid="00d779d6"/>
    </style:style>
    <style:style style:name="P18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a1148" officeooo:paragraph-rsid="00da1148"/>
    </style:style>
    <style:style style:name="P18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c2d7d" officeooo:paragraph-rsid="00dc2d7d"/>
    </style:style>
    <style:style style:name="P18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c2d7d" officeooo:paragraph-rsid="00dd5e50"/>
    </style:style>
    <style:style style:name="P18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df42d1" officeooo:paragraph-rsid="00df42d1"/>
    </style:style>
    <style:style style:name="P18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e5e557" officeooo:paragraph-rsid="00e5e557"/>
    </style:style>
    <style:style style:name="P19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ebd523" officeooo:paragraph-rsid="00ebd523" style:font-size-asian="10.5pt" style:font-weight-asian="normal" style:font-size-complex="10.5pt" style:font-weight-complex="normal"/>
    </style:style>
    <style:style style:name="P19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f1ebc7" officeooo:paragraph-rsid="00f1ebc7" style:font-size-asian="10.5pt" style:font-weight-asian="normal" style:font-size-complex="10.5pt" style:font-weight-complex="normal"/>
    </style:style>
    <style:style style:name="P19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fb759a" officeooo:paragraph-rsid="00fb759a" style:font-size-asian="10.5pt" style:font-weight-asian="normal" style:font-size-complex="10.5pt" style:font-weight-complex="normal"/>
    </style:style>
    <style:style style:name="P19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0fc7d27" officeooo:paragraph-rsid="00fc7d27" style:font-size-asian="10.5pt" style:font-weight-asian="normal" style:font-size-complex="10.5pt" style:font-weight-complex="normal"/>
    </style:style>
    <style:style style:name="P19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02b930" officeooo:paragraph-rsid="0102b930" style:font-size-asian="10.5pt" style:font-weight-asian="normal" style:font-size-complex="10.5pt" style:font-weight-complex="normal"/>
    </style:style>
    <style:style style:name="P19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042d09" officeooo:paragraph-rsid="01042d09" style:font-size-asian="10.5pt" style:font-weight-asian="normal" style:font-size-complex="10.5pt" style:font-weight-complex="normal"/>
    </style:style>
    <style:style style:name="P19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05eecc" officeooo:paragraph-rsid="0105eecc" style:font-size-asian="10.5pt" style:font-weight-asian="normal" style:font-size-complex="10.5pt" style:font-weight-complex="normal"/>
    </style:style>
    <style:style style:name="P19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199286" officeooo:paragraph-rsid="01199286" style:font-size-asian="10.5pt" style:font-weight-asian="normal" style:font-size-complex="10.5pt" style:font-weight-complex="normal"/>
    </style:style>
    <style:style style:name="P19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200f61" officeooo:paragraph-rsid="01200f61" style:font-size-asian="10.5pt" style:font-weight-asian="normal" style:font-size-complex="10.5pt" style:font-weight-complex="normal"/>
    </style:style>
    <style:style style:name="P19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272b5d" officeooo:paragraph-rsid="01272b5d" style:font-size-asian="10.5pt" style:font-weight-asian="normal" style:font-size-complex="10.5pt" style:font-weight-complex="normal"/>
    </style:style>
    <style:style style:name="P20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2aaa8e" officeooo:paragraph-rsid="012aaa8e" style:font-size-asian="10.5pt" style:font-weight-asian="normal" style:font-size-complex="10.5pt" style:font-weight-complex="normal"/>
    </style:style>
    <style:style style:name="P20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2c1b05" officeooo:paragraph-rsid="012c1b05" style:font-size-asian="10.5pt" style:font-weight-asian="normal" style:font-size-complex="10.5pt" style:font-weight-complex="normal"/>
    </style:style>
    <style:style style:name="P20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2e3c08" officeooo:paragraph-rsid="012e3c08" style:font-size-asian="10.5pt" style:font-weight-asian="normal" style:font-size-complex="10.5pt" style:font-weight-complex="normal"/>
    </style:style>
    <style:style style:name="P20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312b5f" officeooo:paragraph-rsid="01312b5f" style:font-size-asian="10.5pt" style:font-weight-asian="normal" style:font-size-complex="10.5pt" style:font-weight-complex="normal"/>
    </style:style>
    <style:style style:name="P20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334742" officeooo:paragraph-rsid="01334742" style:font-size-asian="10.5pt" style:font-weight-asian="normal" style:font-size-complex="10.5pt" style:font-weight-complex="normal"/>
    </style:style>
    <style:style style:name="P20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391a70" officeooo:paragraph-rsid="01391a70" style:font-size-asian="10.5pt" style:font-weight-asian="normal" style:font-size-complex="10.5pt" style:font-weight-complex="normal"/>
    </style:style>
    <style:style style:name="P20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3c1315" officeooo:paragraph-rsid="013c1315" style:font-size-asian="10.5pt" style:font-weight-asian="normal" style:font-size-complex="10.5pt" style:font-weight-complex="normal"/>
    </style:style>
    <style:style style:name="P20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3c1315" officeooo:paragraph-rsid="014beee9" style:font-size-asian="10.5pt" style:font-weight-asian="normal" style:font-size-complex="10.5pt" style:font-weight-complex="normal"/>
    </style:style>
    <style:style style:name="P20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4d12d6" officeooo:paragraph-rsid="014d12d6" style:font-size-asian="10.5pt" style:font-weight-asian="normal" style:font-size-complex="10.5pt" style:font-weight-complex="normal"/>
    </style:style>
    <style:style style:name="P20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42aeaf" officeooo:paragraph-rsid="014beee9" style:font-size-asian="10.5pt" style:font-weight-asian="normal" style:font-size-complex="10.5pt" style:font-weight-complex="normal"/>
    </style:style>
    <style:style style:name="P21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4dfe44" officeooo:paragraph-rsid="014dfe44" style:font-size-asian="10.5pt" style:font-style-asian="normal" style:font-weight-asian="normal" style:font-size-complex="10.5pt" style:font-style-complex="normal" style:font-weight-complex="normal"/>
    </style:style>
    <style:style style:name="P21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4dfe44" officeooo:paragraph-rsid="015baf39" style:font-size-asian="10.5pt" style:font-style-asian="normal" style:font-weight-asian="normal" style:font-size-complex="10.5pt" style:font-style-complex="normal" style:font-weight-complex="normal"/>
    </style:style>
    <style:style style:name="P21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4dfe44" officeooo:paragraph-rsid="0160d8af" style:font-size-asian="10.5pt" style:font-style-asian="normal" style:font-weight-asian="normal" style:font-size-complex="10.5pt" style:font-style-complex="normal" style:font-weight-complex="normal"/>
    </style:style>
    <style:style style:name="P21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25d81" officeooo:paragraph-rsid="01625d81" style:font-size-asian="10.5pt" style:font-style-asian="normal" style:font-weight-asian="normal" style:font-size-complex="10.5pt" style:font-style-complex="normal" style:font-weight-complex="normal"/>
    </style:style>
    <style:style style:name="P21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25d81" officeooo:paragraph-rsid="0164139f" style:font-size-asian="10.5pt" style:font-style-asian="normal" style:font-weight-asian="normal" style:font-size-complex="10.5pt" style:font-style-complex="normal" style:font-weight-complex="normal"/>
    </style:style>
    <style:style style:name="P21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82943" officeooo:paragraph-rsid="01682943" style:font-size-asian="10.5pt" style:font-style-asian="normal" style:font-weight-asian="normal" style:font-size-complex="10.5pt" style:font-style-complex="normal" style:font-weight-complex="normal"/>
    </style:style>
    <style:style style:name="P21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c4036" officeooo:paragraph-rsid="016c4036" style:font-size-asian="10.5pt" style:font-style-asian="normal" style:font-weight-asian="normal" style:font-size-complex="10.5pt" style:font-style-complex="normal" style:font-weight-complex="normal"/>
    </style:style>
    <style:style style:name="P21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cd6ee" officeooo:paragraph-rsid="016cd6ee" style:font-size-asian="10.5pt" style:font-style-asian="normal" style:font-weight-asian="normal" style:font-size-complex="10.5pt" style:font-style-complex="normal" style:font-weight-complex="normal"/>
    </style:style>
    <style:style style:name="P21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6f68a7" officeooo:paragraph-rsid="016f68a7" style:font-size-asian="10.5pt" style:font-style-asian="normal" style:font-weight-asian="normal" style:font-size-complex="10.5pt" style:font-style-complex="normal" style:font-weight-complex="normal"/>
    </style:style>
    <style:style style:name="P21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718124" officeooo:paragraph-rsid="01718124" style:font-size-asian="10.5pt" style:font-style-asian="normal" style:font-weight-asian="normal" style:font-size-complex="10.5pt" style:font-style-complex="normal" style:font-weight-complex="normal"/>
    </style:style>
    <style:style style:name="P22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75f15c" officeooo:paragraph-rsid="0175f15c" style:font-size-asian="10.5pt" style:font-style-asian="normal" style:font-weight-asian="normal" style:font-size-complex="10.5pt" style:font-style-complex="normal" style:font-weight-complex="normal"/>
    </style:style>
    <style:style style:name="P22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75f15c" officeooo:paragraph-rsid="017b9798" style:font-size-asian="10.5pt" style:font-style-asian="normal" style:font-weight-asian="normal" style:font-size-complex="10.5pt" style:font-style-complex="normal" style:font-weight-complex="normal"/>
    </style:style>
    <style:style style:name="P22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17f7888" officeooo:paragraph-rsid="01816f1d" style:font-size-asian="10.5pt" style:font-style-asian="normal" style:font-weight-asian="normal" style:font-size-complex="10.5pt" style:font-style-complex="normal" style:font-weight-complex="normal"/>
    </style:style>
    <style:style style:name="P22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0da1148" officeooo:paragraph-rsid="00da1148" style:font-weight-asian="bold" style:font-weight-complex="bold"/>
    </style:style>
    <style:style style:name="P22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1e80ac" officeooo:paragraph-rsid="011e80ac" style:font-size-asian="10.5pt" style:font-weight-asian="bold" style:font-size-complex="10.5pt" style:font-weight-complex="bold"/>
    </style:style>
    <style:style style:name="P22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272b5d" officeooo:paragraph-rsid="01272b5d" style:font-size-asian="10.5pt" style:font-weight-asian="bold" style:font-size-complex="10.5pt" style:font-weight-complex="bold"/>
    </style:style>
    <style:style style:name="P22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2f2d1b" officeooo:paragraph-rsid="012f2d1b" style:font-size-asian="10.5pt" style:font-weight-asian="bold" style:font-size-complex="10.5pt" style:font-weight-complex="bold"/>
    </style:style>
    <style:style style:name="P22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4dfe44" officeooo:paragraph-rsid="014dfe44" style:font-size-asian="10.5pt" style:font-style-asian="normal" style:font-weight-asian="bold" style:font-size-complex="10.5pt" style:font-style-complex="normal" style:font-weight-complex="bold"/>
    </style:style>
    <style:style style:name="P22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6f68a7" officeooo:paragraph-rsid="016f68a7" style:font-size-asian="10.5pt" style:font-style-asian="normal" style:font-weight-asian="bold" style:font-size-complex="10.5pt" style:font-style-complex="normal" style:font-weight-complex="bold"/>
    </style:style>
    <style:style style:name="P22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75f15c" officeooo:paragraph-rsid="017b9798" style:font-size-asian="10.5pt" style:font-style-asian="normal" style:font-weight-asian="bold" style:font-size-complex="10.5pt" style:font-style-complex="normal" style:font-weight-complex="bold"/>
    </style:style>
    <style:style style:name="P23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861260" officeooo:paragraph-rsid="01861260" style:font-size-asian="10.5pt" style:font-style-asian="normal" style:font-weight-asian="bold" style:font-size-complex="10.5pt" style:font-style-complex="normal" style:font-weight-complex="bold"/>
    </style:style>
    <style:style style:name="P23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932a46" officeooo:paragraph-rsid="01932a46" style:font-size-asian="10.5pt" style:font-style-asian="normal" style:font-weight-asian="bold" style:font-size-complex="10.5pt" style:font-style-complex="normal" style:font-weight-complex="bold"/>
    </style:style>
    <style:style style:name="P23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981402" officeooo:paragraph-rsid="01981402" style:font-name-asian="Monaco" style:font-size-asian="10.5pt" style:font-style-asian="normal" style:font-weight-asian="bold" style:font-size-complex="10.5pt" style:font-style-complex="normal" style:font-weight-complex="bold"/>
    </style:style>
    <style:style style:name="P23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9cc521" officeooo:paragraph-rsid="019cc521" style:font-name-asian="Monaco" style:font-size-asian="10.5pt" style:font-style-asian="normal" style:font-weight-asian="bold" style:font-size-complex="10.5pt" style:font-style-complex="normal" style:font-weight-complex="bold"/>
    </style:style>
    <style:style style:name="P23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9d30b7" officeooo:paragraph-rsid="019d30b7" style:font-name-asian="Monaco" style:font-size-asian="10.5pt" style:font-style-asian="normal" style:font-weight-asian="bold" style:font-size-complex="10.5pt" style:font-style-complex="normal" style:font-weight-complex="bold"/>
    </style:style>
    <style:style style:name="P23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9e7c67" officeooo:paragraph-rsid="019e7c67" style:font-name-asian="Monaco" style:font-size-asian="10.5pt" style:font-style-asian="normal" style:font-weight-asian="bold" style:font-size-complex="10.5pt" style:font-style-complex="normal" style:font-weight-complex="bold"/>
    </style:style>
    <style:style style:name="P23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a2f3a2" officeooo:paragraph-rsid="01a2f3a2" style:font-name-asian="Monaco" style:font-size-asian="10.5pt" style:font-style-asian="normal" style:font-weight-asian="bold" style:font-size-complex="10.5pt" style:font-style-complex="normal" style:font-weight-complex="bold"/>
    </style:style>
    <style:style style:name="P23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1f0b509" officeooo:paragraph-rsid="01f0b509" style:font-name-asian="Monaco" style:font-size-asian="10.5pt" style:font-style-asian="normal" style:font-weight-asian="bold" style:font-name-complex="Liberation Mono" style:font-size-complex="10.5pt" style:font-style-complex="normal" style:font-weight-complex="bold"/>
    </style:style>
    <style:style style:name="P23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22397d8" officeooo:paragraph-rsid="022397d8" style:font-name-asian="Monaco" style:font-size-asian="10.5pt" style:font-style-asian="normal" style:font-weight-asian="bold" style:font-name-complex="Liberation Mono" style:font-size-complex="10.5pt" style:font-style-complex="normal" style:font-weight-complex="bold"/>
    </style:style>
    <style:style style:name="P23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bold" officeooo:rsid="021e511e" officeooo:paragraph-rsid="021e511e" style:font-name-asian="Monaco" style:font-size-asian="9.14999961853027pt" style:font-style-asian="normal" style:font-weight-asian="bold" style:font-name-complex="Liberation Mono" style:font-size-complex="10.5pt" style:font-style-complex="normal" style:font-weight-complex="bold"/>
    </style:style>
    <style:style style:name="P24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0cb13e1" officeooo:paragraph-rsid="00cb13e1" style:font-size-asian="12pt" style:font-weight-asian="bold" style:font-size-complex="12pt" style:font-weight-complex="bold"/>
    </style:style>
    <style:style style:name="P241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0e94b72" officeooo:paragraph-rsid="00e94b72" style:font-size-asian="12pt" style:font-weight-asian="bold" style:font-size-complex="12pt" style:font-weight-complex="bold"/>
    </style:style>
    <style:style style:name="P242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13c1315" officeooo:paragraph-rsid="013c1315" style:font-size-asian="12pt" style:font-weight-asian="bold" style:font-size-complex="12pt" style:font-weight-complex="bold"/>
    </style:style>
    <style:style style:name="P243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14dfe44" officeooo:paragraph-rsid="014dfe44" style:font-size-asian="12pt" style:font-style-asian="normal" style:font-weight-asian="bold" style:font-size-complex="12pt" style:font-style-complex="normal" style:font-weight-complex="bold"/>
    </style:style>
    <style:style style:name="P24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16c4036" officeooo:paragraph-rsid="016c4036" style:font-size-asian="12pt" style:font-style-asian="normal" style:font-weight-asian="bold" style:font-size-complex="12pt" style:font-style-complex="normal" style:font-weight-complex="bold"/>
    </style:style>
    <style:style style:name="P245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18c53be" officeooo:paragraph-rsid="018c53be" style:font-size-asian="12pt" style:font-style-asian="normal" style:font-weight-asian="bold" style:font-size-complex="12pt" style:font-style-complex="normal" style:font-weight-complex="bold"/>
    </style:style>
    <style:style style:name="P24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1dcceea" officeooo:paragraph-rsid="01dcceea" style:font-name-asian="Monaco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4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1ff8da5" officeooo:paragraph-rsid="01ff8da5" style:font-name-asian="Monaco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4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2063a71" officeooo:paragraph-rsid="02063a71" style:font-name-asian="Monaco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4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2184cab" officeooo:paragraph-rsid="02184cab" style:font-name-asian="Monaco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5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22397d8" officeooo:paragraph-rsid="022397d8" style:font-name-asian="Monaco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51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181818" style:font-name="Monaco" fo:font-size="10.5pt" fo:letter-spacing="normal" fo:font-style="normal" fo:font-weight="normal" officeooo:rsid="0111c94d" officeooo:paragraph-rsid="0111c94d" style:font-size-asian="10.5pt" style:font-weight-asian="normal" style:font-size-complex="10.5pt" style:font-weight-complex="normal"/>
    </style:style>
    <style:style style:name="P252" style:family="paragraph" style:parent-style-name="Heading_20_1">
      <style:paragraph-properties fo:background-color="transparent">
        <style:background-image/>
      </style:paragraph-properties>
      <style:text-properties fo:font-variant="normal" fo:text-transform="none" fo:color="#181818" style:font-name="Monaco" fo:font-size="12pt" fo:letter-spacing="normal" fo:font-style="normal" fo:font-weight="bold" officeooo:rsid="0102b930" officeooo:paragraph-rsid="0102b930" style:font-size-asian="12pt" style:font-weight-asian="bold" style:font-size-complex="12pt" style:font-weight-complex="bold"/>
    </style:style>
    <style:style style:name="P253" style:family="paragraph" style:parent-style-name="Text_20_body">
      <style:text-properties fo:font-variant="normal" fo:text-transform="none" fo:color="#181818" style:font-name="Monaco" fo:font-size="12pt" fo:letter-spacing="normal" fo:font-style="normal" fo:font-weight="normal" officeooo:rsid="001ac92e" officeooo:paragraph-rsid="00647a4d" style:font-name-asian="Monaco" style:font-size-asian="12pt" style:font-size-complex="12pt"/>
    </style:style>
    <style:style style:name="P254" style:family="paragraph" style:parent-style-name="Heading_20_2">
      <style:text-properties fo:font-variant="normal" fo:text-transform="none" fo:color="#000000" style:font-name="Monaco" fo:font-size="10pt" fo:letter-spacing="normal" fo:font-style="normal" fo:font-weight="normal" officeooo:rsid="001b0885" officeooo:paragraph-rsid="001b0885" style:font-name-asian="Monaco" style:font-size-asian="10pt" style:font-size-complex="10pt"/>
    </style:style>
    <style:style style:name="P255" style:family="paragraph" style:parent-style-name="Heading_20_1">
      <style:text-properties fo:font-variant="normal" fo:text-transform="none" fo:color="#181818" style:font-name="Monaco" fo:font-size="12pt" fo:letter-spacing="normal" fo:font-style="normal" fo:font-weight="bold" officeooo:rsid="001ac92e" officeooo:paragraph-rsid="001ac92e" style:font-name-asian="Monaco" style:font-size-asian="12pt" style:font-weight-asian="bold" style:font-size-complex="12pt" style:font-weight-complex="bold"/>
    </style:style>
    <style:style style:name="P256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2f1eaf" officeooo:paragraph-rsid="02321da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257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326dfa" officeooo:paragraph-rsid="02326df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258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326dfa" officeooo:paragraph-rsid="023510c2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259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3510c2" officeooo:paragraph-rsid="023510c2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260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Monaco" fo:font-size="12pt" fo:letter-spacing="normal" fo:font-style="normal" fo:font-weight="bold" officeooo:rsid="02326dfa" officeooo:paragraph-rsid="02326dfa" style:font-name-asian="Monaco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61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326dfa" officeooo:paragraph-rsid="02326dfa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P262" style:family="paragraph" style:parent-style-name="Preformatted_20_Text">
      <style:paragraph-properties fo:background-color="#eeeeee">
        <style:background-image/>
      </style:paragraph-properties>
      <style:text-properties fo:font-variant="normal" fo:text-transform="none" fo:color="#000000" style:font-name="Monaco" fo:font-size="10.5pt" fo:letter-spacing="normal" fo:font-style="normal" fo:font-weight="normal" officeooo:rsid="023510c2" officeooo:paragraph-rsid="023510c2" style:font-name-asian="Monaco" style:font-size-asian="10.5pt" style:font-style-asian="normal" style:font-weight-asian="normal" style:font-name-complex="Liberation Mono" style:font-size-complex="10.5pt" style:font-style-complex="normal" style:font-weight-complex="normal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ff3333" fo:letter-spacing="normal" fo:font-style="normal" fo:font-weight="normal"/>
    </style:style>
    <style:style style:name="T3" style:family="text">
      <style:text-properties fo:font-variant="normal" fo:text-transform="none" fo:color="#181818" fo:letter-spacing="normal" fo:font-style="normal"/>
    </style:style>
    <style:style style:name="T4" style:family="text">
      <style:text-properties fo:color="#333333" fo:font-size="10.5pt"/>
    </style:style>
    <style:style style:name="T5" style:family="text">
      <style:text-properties fo:color="#ff3333"/>
    </style:style>
    <style:style style:name="T6" style:family="text">
      <style:text-properties fo:color="#ff3333" officeooo:rsid="00267c9b"/>
    </style:style>
    <style:style style:name="T7" style:family="text">
      <style:text-properties fo:color="#ff3333" officeooo:rsid="002d451d"/>
    </style:style>
    <style:style style:name="T8" style:family="text">
      <style:text-properties fo:color="#ff3333" fo:padding="0in" fo:border="none"/>
    </style:style>
    <style:style style:name="T9" style:family="text">
      <style:text-properties fo:color="#ff3333" fo:font-weight="bold" fo:padding="0in" fo:border="none"/>
    </style:style>
    <style:style style:name="T10" style:family="text">
      <style:text-properties fo:color="#ff3333" officeooo:rsid="01360468"/>
    </style:style>
    <style:style style:name="T11" style:family="text">
      <style:text-properties fo:color="#ff3333" officeooo:rsid="01547253"/>
    </style:style>
    <style:style style:name="T12" style:family="text">
      <style:text-properties fo:color="#ff3333" officeooo:rsid="01a2f3a2"/>
    </style:style>
    <style:style style:name="T13" style:family="text">
      <style:text-properties fo:color="#ff3333" officeooo:rsid="01c4c76b"/>
    </style:style>
    <style:style style:name="T14" style:family="text">
      <style:text-properties fo:color="#ff3333" officeooo:rsid="01c78066"/>
    </style:style>
    <style:style style:name="T15" style:family="text">
      <style:text-properties fo:color="#ff3333" officeooo:rsid="01ca90c9"/>
    </style:style>
    <style:style style:name="T16" style:family="text">
      <style:text-properties fo:color="#ff3333" officeooo:rsid="01cbffdd"/>
    </style:style>
    <style:style style:name="T17" style:family="text">
      <style:text-properties fo:color="#ff3333" officeooo:rsid="01cdf6ca"/>
    </style:style>
    <style:style style:name="T18" style:family="text">
      <style:text-properties fo:padding="0in" fo:border="none"/>
    </style:style>
    <style:style style:name="T19" style:family="text">
      <style:text-properties fo:font-weight="bold" fo:padding="0in" fo:border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 fo:padding="0in" fo:border="none"/>
    </style:style>
    <style:style style:name="T22" style:family="text">
      <style:text-properties fo:font-weight="bold" officeooo:rsid="00b51839" style:font-weight-asian="bold" style:font-weight-complex="bold" fo:padding="0in" fo:border="none"/>
    </style:style>
    <style:style style:name="T23" style:family="text">
      <style:text-properties fo:font-weight="bold" officeooo:rsid="00e498ed" style:font-weight-asian="bold" style:font-weight-complex="bold"/>
    </style:style>
    <style:style style:name="T24" style:family="text">
      <style:text-properties fo:color="#000000" fo:font-size="10.5pt"/>
    </style:style>
    <style:style style:name="T25" style:family="text">
      <style:text-properties fo:color="#000000" fo:padding="0in" fo:border="none"/>
    </style:style>
    <style:style style:name="T26" style:family="text">
      <style:text-properties officeooo:rsid="001b0885"/>
    </style:style>
    <style:style style:name="T27" style:family="text">
      <style:text-properties officeooo:rsid="001e10ff"/>
    </style:style>
    <style:style style:name="T28" style:family="text">
      <style:text-properties officeooo:rsid="00267c9b"/>
    </style:style>
    <style:style style:name="T29" style:family="text">
      <style:text-properties officeooo:rsid="002b72cc"/>
    </style:style>
    <style:style style:name="T30" style:family="text">
      <style:text-properties officeooo:rsid="002d451d"/>
    </style:style>
    <style:style style:name="T31" style:family="text">
      <style:text-properties officeooo:rsid="00388c1b" style:font-size-asian="10pt" style:font-weight-asian="normal" style:font-size-complex="10pt" style:font-weight-complex="normal"/>
    </style:style>
    <style:style style:name="T32" style:family="text">
      <style:text-properties officeooo:rsid="003a7942" style:font-size-asian="10pt" style:font-weight-asian="normal" style:font-size-complex="10pt" style:font-weight-complex="normal"/>
    </style:style>
    <style:style style:name="T33" style:family="text">
      <style:text-properties officeooo:rsid="0051e923"/>
    </style:style>
    <style:style style:name="T34" style:family="text">
      <style:text-properties officeooo:rsid="0058ad18"/>
    </style:style>
    <style:style style:name="T35" style:family="text">
      <style:text-properties officeooo:rsid="0058e640"/>
    </style:style>
    <style:style style:name="T36" style:family="text">
      <style:text-properties officeooo:rsid="005d96c5"/>
    </style:style>
    <style:style style:name="T37" style:family="text">
      <style:text-properties officeooo:rsid="00611e18"/>
    </style:style>
    <style:style style:name="T38" style:family="text">
      <style:text-properties officeooo:rsid="0062937d"/>
    </style:style>
    <style:style style:name="T39" style:family="text">
      <style:text-properties officeooo:rsid="006882e6"/>
    </style:style>
    <style:style style:name="T40" style:family="text">
      <style:text-properties officeooo:rsid="006c3ee3"/>
    </style:style>
    <style:style style:name="T41" style:family="text">
      <style:text-properties officeooo:rsid="0073a228"/>
    </style:style>
    <style:style style:name="T42" style:family="text">
      <style:text-properties style:font-name-asian="Monaco"/>
    </style:style>
    <style:style style:name="T43" style:family="text">
      <style:text-properties officeooo:rsid="003a7942" style:font-name-asian="Monaco"/>
    </style:style>
    <style:style style:name="T44" style:family="text">
      <style:text-properties officeooo:rsid="00baad9c" style:font-name-asian="Monaco" style:font-size-asian="10.5pt" style:font-size-complex="10.5pt" fo:padding="0in" fo:border="none"/>
    </style:style>
    <style:style style:name="T45" style:family="text">
      <style:text-properties officeooo:rsid="00c06040" style:font-name-asian="Monaco" style:font-size-asian="10.5pt" style:font-size-complex="10.5pt" fo:padding="0in" fo:border="none"/>
    </style:style>
    <style:style style:name="T46" style:family="text">
      <style:text-properties officeooo:rsid="00804963"/>
    </style:style>
    <style:style style:name="T47" style:family="text">
      <style:text-properties officeooo:rsid="008aec31"/>
    </style:style>
    <style:style style:name="T48" style:family="text">
      <style:text-properties officeooo:rsid="008f6b23"/>
    </style:style>
    <style:style style:name="T49" style:family="text">
      <style:text-properties officeooo:rsid="00959a41"/>
    </style:style>
    <style:style style:name="T50" style:family="text">
      <style:text-properties officeooo:rsid="0095f44d"/>
    </style:style>
    <style:style style:name="T51" style:family="text">
      <style:text-properties officeooo:rsid="00997ba5"/>
    </style:style>
    <style:style style:name="T52" style:family="text">
      <style:text-properties officeooo:rsid="009dc505" fo:padding="0in" fo:border="none"/>
    </style:style>
    <style:style style:name="T53" style:family="text">
      <style:text-properties officeooo:rsid="00a08eb3" fo:padding="0in" fo:border="none"/>
    </style:style>
    <style:style style:name="T54" style:family="text">
      <style:text-properties officeooo:rsid="00a204c9" fo:padding="0in" fo:border="none"/>
    </style:style>
    <style:style style:name="T55" style:family="text">
      <style:text-properties officeooo:rsid="00a4248b" fo:padding="0in" fo:border="none"/>
    </style:style>
    <style:style style:name="T56" style:family="text">
      <style:text-properties fo:background-color="#eeeeee" loext:char-shading-value="0" fo:padding="0in" fo:border="none"/>
    </style:style>
    <style:style style:name="T57" style:family="text">
      <style:text-properties officeooo:rsid="00a08eb3" fo:background-color="#eeeeee" loext:char-shading-value="0" fo:padding="0in" fo:border="none"/>
    </style:style>
    <style:style style:name="T58" style:family="text">
      <style:text-properties officeooo:rsid="00a6cea4" fo:padding="0in" fo:border="none"/>
    </style:style>
    <style:style style:name="T59" style:family="text">
      <style:text-properties officeooo:rsid="00b3253a" fo:padding="0in" fo:border="none"/>
    </style:style>
    <style:style style:name="T60" style:family="text">
      <style:text-properties officeooo:rsid="00b51839" fo:padding="0in" fo:border="none"/>
    </style:style>
    <style:style style:name="T61" style:family="text">
      <style:text-properties officeooo:rsid="00b8d78c" fo:padding="0in" fo:border="none"/>
    </style:style>
    <style:style style:name="T62" style:family="text">
      <style:text-properties officeooo:rsid="00baad9c" fo:padding="0in" fo:border="none"/>
    </style:style>
    <style:style style:name="T63" style:family="text">
      <style:text-properties style:font-weight-asian="normal" style:font-weight-complex="normal" fo:padding="0in" fo:border="none"/>
    </style:style>
    <style:style style:name="T64" style:family="text">
      <style:text-properties officeooo:rsid="00c57dfd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officeooo:rsid="00c9db31"/>
    </style:style>
    <style:style style:name="T67" style:family="text">
      <style:text-properties style:font-name="Monaco" officeooo:rsid="00cf44df" style:font-size-asian="10.5pt" style:font-size-complex="10.5pt"/>
    </style:style>
    <style:style style:name="T68" style:family="text">
      <style:text-properties style:font-size-asian="10.5pt"/>
    </style:style>
    <style:style style:name="T69" style:family="text">
      <style:text-properties style:font-size-asian="10.5pt" style:font-size-complex="10.5pt"/>
    </style:style>
    <style:style style:name="T70" style:family="text">
      <style:text-properties officeooo:rsid="021b2534" style:font-size-asian="10.5pt"/>
    </style:style>
    <style:style style:name="T71" style:family="text">
      <style:text-properties officeooo:rsid="022397d8" style:font-size-asian="10.5pt"/>
    </style:style>
    <style:style style:name="T72" style:family="text">
      <style:text-properties officeooo:rsid="00d2668b"/>
    </style:style>
    <style:style style:name="T73" style:family="text">
      <style:text-properties officeooo:rsid="00dd5e50"/>
    </style:style>
    <style:style style:name="T74" style:family="text">
      <style:text-properties officeooo:rsid="00e4ed18"/>
    </style:style>
    <style:style style:name="T75" style:family="text">
      <style:text-properties officeooo:rsid="00efbefa"/>
    </style:style>
    <style:style style:name="T76" style:family="text">
      <style:text-properties officeooo:rsid="00f17075"/>
    </style:style>
    <style:style style:name="T77" style:family="text">
      <style:text-properties officeooo:rsid="00f3bd76"/>
    </style:style>
    <style:style style:name="T78" style:family="text">
      <style:text-properties officeooo:rsid="00f45c53"/>
    </style:style>
    <style:style style:name="T79" style:family="text">
      <style:text-properties officeooo:rsid="00f543e2"/>
    </style:style>
    <style:style style:name="T80" style:family="text">
      <style:text-properties officeooo:rsid="0100038e"/>
    </style:style>
    <style:style style:name="T81" style:family="text">
      <style:text-properties officeooo:rsid="01061750"/>
    </style:style>
    <style:style style:name="T82" style:family="text">
      <style:text-properties officeooo:rsid="010bac4b"/>
    </style:style>
    <style:style style:name="T83" style:family="text">
      <style:text-properties officeooo:rsid="010db654"/>
    </style:style>
    <style:style style:name="T84" style:family="text">
      <style:text-properties officeooo:rsid="011631be"/>
    </style:style>
    <style:style style:name="T85" style:family="text">
      <style:text-properties officeooo:rsid="01199286"/>
    </style:style>
    <style:style style:name="T86" style:family="text">
      <style:text-properties officeooo:rsid="011b125d"/>
    </style:style>
    <style:style style:name="T87" style:family="text">
      <style:text-properties officeooo:rsid="011d42f5"/>
    </style:style>
    <style:style style:name="T88" style:family="text">
      <style:text-properties officeooo:rsid="0122a661"/>
    </style:style>
    <style:style style:name="T89" style:family="text">
      <style:text-properties officeooo:rsid="012cdd89"/>
    </style:style>
    <style:style style:name="T90" style:family="text">
      <style:text-properties officeooo:rsid="013acb21"/>
    </style:style>
    <style:style style:name="T91" style:family="text">
      <style:text-properties officeooo:rsid="013dd814"/>
    </style:style>
    <style:style style:name="T92" style:family="text">
      <style:text-properties officeooo:rsid="0142aeaf"/>
    </style:style>
    <style:style style:name="T93" style:family="text">
      <style:text-properties officeooo:rsid="014beee9"/>
    </style:style>
    <style:style style:name="T94" style:family="text">
      <style:text-properties officeooo:rsid="014fd61e"/>
    </style:style>
    <style:style style:name="T95" style:family="text">
      <style:text-properties officeooo:rsid="01547253"/>
    </style:style>
    <style:style style:name="T96" style:family="text">
      <style:text-properties officeooo:rsid="0161fb38"/>
    </style:style>
    <style:style style:name="T97" style:family="text">
      <style:text-properties officeooo:rsid="0163f0d8"/>
    </style:style>
    <style:style style:name="T98" style:family="text">
      <style:text-properties officeooo:rsid="0165fcc6"/>
    </style:style>
    <style:style style:name="T99" style:family="text">
      <style:text-properties officeooo:rsid="016639a5"/>
    </style:style>
    <style:style style:name="T100" style:family="text">
      <style:text-properties officeooo:rsid="016a69db"/>
    </style:style>
    <style:style style:name="T101" style:family="text">
      <style:text-properties officeooo:rsid="01745cc8"/>
    </style:style>
    <style:style style:name="T102" style:family="text">
      <style:text-properties officeooo:rsid="017acd1c"/>
    </style:style>
    <style:style style:name="T103" style:family="text">
      <style:text-properties officeooo:rsid="0184dbaa"/>
    </style:style>
    <style:style style:name="T104" style:family="text">
      <style:text-properties officeooo:rsid="0189a519"/>
    </style:style>
    <style:style style:name="T105" style:family="text">
      <style:text-properties officeooo:rsid="018a5403"/>
    </style:style>
    <style:style style:name="T106" style:family="text">
      <style:text-properties officeooo:rsid="018e14a1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19b2e71" style:font-weight-asian="normal" style:font-weight-complex="normal"/>
    </style:style>
    <style:style style:name="T109" style:family="text">
      <style:text-properties fo:font-weight="normal" officeooo:rsid="019e028f" style:font-weight-asian="normal" style:font-weight-complex="normal"/>
    </style:style>
    <style:style style:name="T110" style:family="text">
      <style:text-properties fo:font-weight="normal" officeooo:rsid="019e7c67" style:font-weight-asian="normal" style:font-weight-complex="normal"/>
    </style:style>
    <style:style style:name="T111" style:family="text">
      <style:text-properties officeooo:rsid="01a2f3a2"/>
    </style:style>
    <style:style style:name="T112" style:family="text">
      <style:text-properties officeooo:rsid="01a89c7a"/>
    </style:style>
    <style:style style:name="T113" style:family="text">
      <style:text-properties officeooo:rsid="01ae3939"/>
    </style:style>
    <style:style style:name="T114" style:family="text">
      <style:text-properties officeooo:rsid="01b160f1"/>
    </style:style>
    <style:style style:name="T115" style:family="text">
      <style:text-properties officeooo:rsid="01c7e772"/>
    </style:style>
    <style:style style:name="T116" style:family="text">
      <style:text-properties officeooo:rsid="01cfc06c"/>
    </style:style>
    <style:style style:name="T117" style:family="text">
      <style:text-properties officeooo:rsid="01d2c6e8"/>
    </style:style>
    <style:style style:name="T118" style:family="text">
      <style:text-properties officeooo:rsid="01d3a3df"/>
    </style:style>
    <style:style style:name="T119" style:family="text">
      <style:text-properties officeooo:rsid="01fa29e9"/>
    </style:style>
    <style:style style:name="T120" style:family="text">
      <style:text-properties officeooo:rsid="01fbc53f"/>
    </style:style>
    <style:style style:name="T121" style:family="text">
      <style:text-properties officeooo:rsid="020302f2"/>
    </style:style>
    <style:style style:name="T122" style:family="text">
      <style:text-properties officeooo:rsid="020cb43a"/>
    </style:style>
    <style:style style:name="T123" style:family="text">
      <style:text-properties officeooo:rsid="020e3c4f"/>
    </style:style>
    <style:style style:name="T124" style:family="text">
      <style:text-properties officeooo:rsid="02147568"/>
    </style:style>
    <style:style style:name="T125" style:family="text">
      <style:text-properties fo:font-size="10pt" style:font-size-asian="10pt" style:font-size-complex="10pt"/>
    </style:style>
    <style:style style:name="T126" style:family="text">
      <style:text-properties fo:color="#800000" style:font-size-asian="10.5pt"/>
    </style:style>
    <style:style style:name="T127" style:family="text">
      <style:text-properties fo:color="#800000" officeooo:rsid="021b2534" style:font-size-asian="10.5pt"/>
    </style:style>
    <style:style style:name="T128" style:family="text">
      <style:text-properties fo:color="#800000" officeooo:rsid="023436f6"/>
    </style:style>
    <style:style style:name="T129" style:family="text">
      <style:text-properties officeooo:rsid="0220cb5e"/>
    </style:style>
    <style:style style:name="T130" style:family="text">
      <style:text-properties officeooo:rsid="02221861"/>
    </style:style>
    <style:style style:name="T131" style:family="text">
      <style:text-properties officeooo:rsid="022301cf"/>
    </style:style>
    <style:style style:name="T132" style:family="text">
      <style:text-properties officeooo:rsid="02307e09"/>
    </style:style>
    <style:style style:name="T133" style:family="text">
      <style:text-properties officeooo:rsid="023436f6"/>
    </style:style>
    <style:style style:name="T134" style:family="text">
      <style:text-properties officeooo:rsid="023510c2"/>
    </style:style>
    <style:style style:name="T135" style:family="text">
      <style:text-properties officeooo:rsid="0235b1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. echom</text:p>
      <text:p text:style-name="P18"/>
      <text:p text:style-name="P2"><text:span text:style-name="T1">Using </text:span><text:span text:style-name="T2">:echom</text:span><text:span text:style-name="T1"> will save the output and let you run </text:span><text:span text:style-name="T2">:messages</text:span><text:span text:style-name="T1"> to view it later.</text:span></text:p>
      <text:p text:style-name="P19"/>
      <text:p text:style-name="P19"/>
      <text:p text:style-name="P17">2. Toggling Boolean Options</text:p>
      <text:p text:style-name="P20"/>
      <text:p text:style-name="P32">:set number!</text:p>
      <text:p text:style-name="P3"/>
      <text:p text:style-name="P3"/>
      <text:p text:style-name="P14">3. <text:span text:style-name="T3">Checking Options</text:span></text:p>
      <text:p text:style-name="P22"/>
      <text:p text:style-name="P33">:set number?</text:p>
      <text:p text:style-name="P4"/>
      <text:p text:style-name="P4"/>
      <text:p text:style-name="P5"><text:span text:style-name="T20">Tips:</text:span> viw “ select a word</text:p>
      <text:p text:style-name="P5"/>
      <text:p text:style-name="P5"/>
      <text:p text:style-name="P15"><text:span text:style-name="T26">4. </text:span><text:bookmark text:name="strict-mapping"/><text:span text:style-name="T3">Strict Mapping</text:span></text:p>
      <text:p text:style-name="P6"/>
      <text:p text:style-name="P40"><text:span text:style-name="T19">:</text:span>nmap dd O<text:span text:style-name="T19">&lt;</text:span>esc<text:span text:style-name="T19">&gt;</text:span>jddk <text:tab/>“ <text:span text:style-name="T27">recurtion</text:span></text:p>
      <text:p text:style-name="P7"/>
      <text:h text:style-name="P254" text:outline-level="2"><text:bookmark text:name="nonrecursive-mapping"/>Nonrecursive Mapping <text:span text:style-name="T28">( </text:span><text:span text:style-name="T6">always use this way to mapping</text:span><text:span text:style-name="T28"> )</text:span></text:h>
      <text:p text:style-name="P117">:nmap x dd</text:p>
      <text:p text:style-name="P117">:<text:span text:style-name="T5">nnoremap</text:span> \ x</text:p>
      <text:p text:style-name="P7"/>
      <text:p text:style-name="P5"/>
      <text:p text:style-name="P8"><text:span text:style-name="T29">T</text:span>ips:<text:span text:style-name="T5"> &lt;nop&gt;</text:span> <text:span text:style-name="T30">in maps,</text:span><text:span text:style-name="T7"> :setlocal</text:span><text:span text:style-name="T30"> and </text:span><text:span text:style-name="T7">:map &lt;buffer&gt;</text:span></text:p>
      <text:p text:style-name="P8"/>
      <text:p text:style-name="P8"/>
      <text:p text:style-name="P21"><text:span text:style-name="T30">5.</text:span><text:bookmark text:name="autocommands"/><text:span text:style-name="T30"> </text:span>Autocommands</text:p>
      <text:p text:style-name="P21"/>
      <text:p text:style-name="P76"><text:span text:style-name="T19">:</text:span>autocmd <text:span text:style-name="T8">BufNewFile</text:span> *.txt <text:span text:style-name="T5">:</text:span><text:span text:style-name="T8">write</text:span></text:p>
      <text:p text:style-name="P21"/>
      <text:p text:style-name="P76"><text:span text:style-name="T19">:</text:span>autocmd <text:span text:style-name="T8">BufWritePre</text:span> *.html :normal gg<text:span text:style-name="T19">=</text:span>G</text:p>
      <text:p text:style-name="P21"/>
      <text:p text:style-name="P76"><text:span text:style-name="T19">:</text:span>autocmd <text:span text:style-name="T8">BufWritePre</text:span><text:span text:style-name="T9">,</text:span><text:span text:style-name="T8">BufRead</text:span> *.html :normal gg<text:span text:style-name="T19">=</text:span>G</text:p>
      <text:p text:style-name="P21"/>
      <text:p text:style-name="P77"><text:span text:style-name="T18">:</text:span>autocmd <text:span text:style-name="T8">BufNewFile,BufRead</text:span> *.html <text:span text:style-name="T18">setlocal</text:span> <text:span text:style-name="T18">nowrap</text:span></text:p>
      <text:p text:style-name="P21"/>
      <text:p text:style-name="P34">:autocmd <text:span text:style-name="T5">FileType</text:span> javascript nnoremap &lt;buffer&gt; &lt;localleader&gt;c I//&lt;esc&gt;</text:p>
      <text:p text:style-name="P34">:autocmd <text:span text:style-name="T5">FileType</text:span> python <text:s text:c="4"/>nnoremap &lt;buffer&gt; &lt;localleader&gt;c I#&lt;esc&gt;</text:p>
      <text:p text:style-name="P21"/>
      <text:p text:style-name="P35">:autocmd FileType python <text:s text:c="4"/><text:span text:style-name="T5">:iabbrev &lt;buffer&gt;</text:span> iff if:&lt;left&gt;</text:p>
      <text:p text:style-name="P35"><text:soft-page-break/>:autocmd FileType javascript :iabbrev &lt;buffer&gt; iff if ()&lt;left&gt;</text:p>
      <text:p text:style-name="P25"/>
      <text:p text:style-name="P25">see :help &lt;left&gt;</text:p>
      <text:p text:style-name="P26"/>
      <text:p text:style-name="P28"><text:span text:style-name="T31">list </text:span><text:span text:style-name="T32">of events: </text:span></text:p>
      <text:p text:style-name="P28"><text:span text:style-name="T4">:</text:span><text:span text:style-name="T24">help autocmd-events</text:span></text:p>
      <text:p text:style-name="P30">or</text:p>
      <text:p text:style-name="P23"><text:a xlink:type="simple" xlink:href="http://vimdoc.sourceforge.net/htmldoc/autocmd.html#%7Bevent%7D"><text:span text:style-name="T43">http://vimdoc.sourceforge.net/htmldoc/autocmd.html#{event}</text:span></text:a></text:p>
      <text:p text:style-name="P9"/>
      <text:p text:style-name="P9"/>
      <text:p text:style-name="P10">vim在处理autocmd命令<text:span text:style-name="T33">时会有一个问题: 如果重复加载两条相同的autocmd命令, vim会执行这条命令两次, 这在source .vimrc 时会带来性能上的问题. 解决办法如下:</text:span></text:p>
      <text:p text:style-name="P10"/>
      <text:p text:style-name="P37"><text:span text:style-name="T5">augroup</text:span> filetype_html</text:p>
      <text:p text:style-name="P37"><text:s text:c="3"/><text:span text:style-name="T5"><text:s/>autocmd!</text:span></text:p>
      <text:p text:style-name="P37"><text:s text:c="4"/>autocmd FileType html nnoremap &lt;buffer&gt; &lt;localleader&gt;f Vatzf</text:p>
      <text:p text:style-name="P37">augroup <text:span text:style-name="T5">END</text:span></text:p>
      <text:p text:style-name="P9"/>
      <text:p text:style-name="P9">使用augroup, <text:span text:style-name="T35">并用</text:span>auto<text:span text:style-name="T34">cmd!清除之前的autocmd命令.</text:span></text:p>
      <text:p text:style-name="P9"/>
      <text:p text:style-name="P31"/>
      <text:p text:style-name="P27">Related link<text:span text:style-name="T36">s</text:span>: </text:p>
      <text:p text:style-name="P27"/>
      <text:p text:style-name="P24"><text:a xlink:type="simple" xlink:href="http://learnvimscriptthehardway.stevelosh.com/chapters/12.html"><text:span text:style-name="T42">http://learnvimscriptthehardway.stevelosh.com/chapters/12.html</text:span></text:a></text:p>
      <text:p text:style-name="P27"/>
      <text:p text:style-name="P1"><text:a xlink:type="simple" xlink:href="http://learnvimscriptthehardway.stevelosh.com/chapters/14.html"><text:span text:style-name="T42">http://learnvimscriptthehardway.stevelosh.com/chapters/14.html</text:span></text:a></text:p>
      <text:p text:style-name="P5"/>
      <text:p text:style-name="P5"/>
      <text:h text:style-name="P255" text:outline-level="1"><text:bookmark text:name="operator-pending-mappings"/><text:span text:style-name="T37">6. </text:span>Operator-Pending Mappings</text:h>
      <text:p text:style-name="P253">非常有意思<text:span text:style-name="T38">的一章, 以前忽视了这个用法, 很有意思, 先查阅 :help text-objects.</text:span></text:p>
      <text:p text:style-name="P38">:<text:span text:style-name="T5">onoremap</text:span> p i(</text:p>
      <text:p text:style-name="P5">这样执行 dp 命令就相当于执行 <text:span text:style-name="T39">di(. </text:span></text:p>
      <text:p text:style-name="P5"/>
      <text:p text:style-name="P118"><text:span text:style-name="T18">:</text:span>onoremap <text:span text:style-name="T25">b</text:span><text:span text:style-name="T5"> /</text:span><text:span text:style-name="T8">return&lt;cr&gt;</text:span></text:p>
      <text:p text:style-name="P5"/>
      <text:p text:style-name="P5">非常强大, 调用搜索命令, 移动<text:span text:style-name="T40">到 return 这里.</text:span></text:p>
      <text:p text:style-name="P5"/>
      <text:p text:style-name="P11">Tips: </text:p>
      <text:p text:style-name="P11">f( 移动<text:span text:style-name="T41">到下一个 ( 处, 也可以把 ( 换成其他字符, 就是移动到下一个该字符处</text:span></text:p>
      <text:p text:style-name="P12">F) 移动 到上一个 ) 处</text:p>
      <text:p text:style-name="P12"/>
      <text:p text:style-name="P43"><text:span text:style-name="T18">:</text:span>onoremap <text:span text:style-name="T8">in(</text:span> :<text:span text:style-name="T18">&lt;c-u&gt;</text:span>normal<text:span text:style-name="T18">!</text:span> <text:span text:style-name="T18">f(vi(&lt;cr&gt;</text:span></text:p>
      <text:p text:style-name="P12"/>
      <text:p text:style-name="P13">查看:help omap-info</text:p>
      <text:p text:style-name="P13"/>
      <text:p text:style-name="P29"><text:soft-page-break/></text:p>
      <text:p text:style-name="P123">考虑下面这个命令映射: </text:p>
      <text:p text:style-name="P123"/>
      <text:p text:style-name="P41"><text:span text:style-name="T19">:</text:span>onoremap ih :<text:span text:style-name="T19">&lt;c-u&gt;</text:span><text:span text:style-name="T5">execute</text:span> <text:span text:style-name="T18">"</text:span><text:span text:style-name="T8">normal!</text:span><text:span text:style-name="T18"> ?^==\\+$\r:nohlsearch\rkvg_"</text:span><text:span text:style-name="T19">&lt;cr&gt;</text:span></text:p>
      <text:p text:style-name="P29"/>
      <text:p text:style-name="P29">关于:normal命令:</text:p>
      <text:p text:style-name="P29"/>
      <text:p text:style-name="P36">:normal! gg “ 这个命令<text:span text:style-name="T46">会执行normal 模式下的gg的命令, 也就是 到文件第一行</text:span></text:p>
      <text:p text:style-name="P119"/>
      <text:p text:style-name="P120">加 <text:span text:style-name="T5">!</text:span> 表示不使用<text:span text:style-name="T48">mapping.</text:span></text:p>
      <text:p text:style-name="P119"/>
      <text:p text:style-name="P121">normal 无法识别特殊字符 &lt;cr&gt;, 所以 :normal! <text:span text:style-name="T50">g</text:span>g/<text:span text:style-name="T50">a&lt;cr&gt;</text:span> 只会<text:span text:style-name="T50">到第一行, 不会执行搜索, </text:span>解决办法是使用下面<text:span text:style-name="T49">的</text:span> execute.</text:p>
      <text:p text:style-name="P119"/>
      <text:p text:style-name="P119"/>
      <text:p text:style-name="P119">关于 execute 命令:</text:p>
      <text:p text:style-name="P119"/>
      <text:p text:style-name="P36">execute “<text:span text:style-name="T47">write” 这个命令就相当于 :write&lt;cr&gt;</text:span></text:p>
      <text:p text:style-name="P119"/>
      <text:p text:style-name="P122">execute 会将后面字符串中的特殊字符在执行前替换掉, <text:span text:style-name="T51">\\ 变为 \, \r 变为 &lt;cr&gt;. 所以上面的字符串被替换为:</text:span></text:p>
      <text:p text:style-name="P122"/>
      <text:p text:style-name="P42"><text:span text:style-name="T8">normal!</text:span><text:span text:style-name="T18"> ?^==\+$</text:span><text:span text:style-name="T52">&lt;cr&gt;</text:span><text:span text:style-name="T18">:nohlsearch</text:span><text:span text:style-name="T52">&lt;cr&gt;</text:span><text:span text:style-name="T18">kvg_</text:span></text:p>
      <text:p text:style-name="P124"/>
      <text:p text:style-name="P124"><text:span text:style-name="T56">?</text:span><text:span text:style-name="T57">^==\+$:</text:span><text:span text:style-name="T53"> 向上搜索 “开头为==, 且有2个以上=字符的只含</text:span><text:span text:style-name="T55">=字符的</text:span><text:span text:style-name="T53">行, </text:span><text:span text:style-name="T54">^ 行首, $ 行尾</text:span><text:span text:style-name="T53">”</text:span></text:p>
      <text:p text:style-name="P124"/>
      <text:p text:style-name="P125"><text:span text:style-name="T53">k</text:span><text:span text:style-name="T18">vg_: </text:span></text:p>
      <text:p text:style-name="P126"><text:span text:style-name="T18">g_: 移动到该行的最后一个非空字符, </text:span><text:span text:style-name="T58">用$的话会把行尾的换行符也选中</text:span></text:p>
      <text:p text:style-name="P126"/>
      <text:p text:style-name="P44">:onoremap ah :&lt;c-u&gt;execute "normal! ?^==\\+$\r:nohlsearch\rg_vk0"&lt;cr&gt;</text:p>
      <text:p text:style-name="P126"/>
      <text:p text:style-name="P127"><text:span text:style-name="T58">0: 移动</text:span><text:span text:style-name="T18">到该行第一个字符, ^ 是第一个非空字符</text:span></text:p>
      <text:p text:style-name="P127"/>
      <text:p text:style-name="P127"><text:span text:style-name="T21">总结: </text:span><text:span text:style-name="T18">visual selection 就是 onoremap </text:span><text:span text:style-name="T59">的操作区域. </text:span><text:span text:style-name="T60">若没有 visual selection 那么cursor的移动区域就是操作区域.</text:span></text:p>
      <text:p text:style-name="P127"/>
      <text:p text:style-name="P128"><text:span text:style-name="T22">T</text:span><text:span text:style-name="T21">ips: </text:span><text:span text:style-name="T18">vim </text:span><text:span text:style-name="T61">的</text:span><text:span text:style-name="T18"> / ? 搜索命令可以用正则式, 查看 </text:span><text:span text:style-name="T63">:help pattern-overview</text:span><text:span text:style-name="T21"> </text:span><text:span text:style-name="T18">有更多非常有用</text:span><text:span text:style-name="T62">的匹配规则.</text:span></text:p>
      <text:p text:style-name="P128"/>
      <text:p text:style-name="P180"><text:span text:style-name="T44">关于 execute </text:span><text:span text:style-name="T45">中</text:span><text:span text:style-name="T44">使用特殊字符查看 :</text:span>help expr-quote</text:p>
      <text:p text:style-name="P180"/>
      <text:p text:style-name="P181">B 移动到上个字符串开头</text:p>
      <text:p text:style-name="P181">E 移动到下个字符串结尾</text:p>
      <text:p text:style-name="P181"/>
      <text:p text:style-name="P181">下面<text:span text:style-name="T64">是电子邮件的inside text object:</text:span></text:p>
      <text:p text:style-name="P181"/>
      <text:p text:style-name="P82">onoremap in<text:span text:style-name="T66">@</text:span> :&lt;c-u&gt;execute "normal! /[0-9a-zA-Z_-]\\+<text:span text:style-name="T65">@</text:span>[0-9a-zA-Z]\\+\\.\r:nohlsearch\rvE"&lt;cr&gt;</text:p>
      <text:p text:style-name="P181"><text:soft-page-break/></text:p>
      <text:p text:style-name="P240">7. Variables</text:p>
      <text:p text:style-name="P182"/>
      <text:p text:style-name="P83">:let foo = "bar"</text:p>
      <text:p text:style-name="P83">:echo foo</text:p>
      <text:p text:style-name="P182"/>
      <text:p text:style-name="P183">选项作为变量, 前面加&amp;:</text:p>
      <text:p text:style-name="P183"/>
      <text:p text:style-name="P84">:set textwidth=80</text:p>
      <text:p text:style-name="P84">:echo &amp;textwidth</text:p>
      <text:p text:style-name="P84"/>
      <text:p text:style-name="P87">:set wrap</text:p>
      <text:p text:style-name="P87">:echo &amp;wrap</text:p>
      <text:p text:style-name="P84"/>
      <text:p text:style-name="P85">:let &amp;textwidth = &amp;textwidth + 10</text:p>
      <text:p text:style-name="P85">:set textwidth?</text:p>
      <text:p text:style-name="P85"/>
      <text:p text:style-name="P86">“<text:span text:style-name="T69"> </text:span><text:span text:style-name="T67">set the local value of an option as a variable, instead of the global value</text:span></text:p>
      <text:p text:style-name="P88">:let &amp;l:number = 1</text:p>
      <text:p text:style-name="P88"/>
      <text:p text:style-name="P88">“ 寄存器作变量, <text:span text:style-name="T72">@a表示寄存器a</text:span></text:p>
      <text:p text:style-name="P89">:let @a = "hello!"</text:p>
      <text:p text:style-name="P90">:echo @a</text:p>
      <text:p text:style-name="P90"/>
      <text:p text:style-name="P90">“ 寄存器 / 中保存上次 /pattern 搜索的pattern字符串</text:p>
      <text:p text:style-name="P91">:echo @/</text:p>
      <text:p text:style-name="P91"/>
      <text:p text:style-name="P92">:help registers “ 查看寄存器</text:p>
      <text:p text:style-name="P184"/>
      <text:p text:style-name="P223">Variable Scoping</text:p>
      <text:p text:style-name="P185"/>
      <text:p text:style-name="P93">:let b:hello = "world"</text:p>
      <text:p text:style-name="P186"/>
      <text:p text:style-name="P188">b:hello 表示该变量的作用域是buffer.</text:p>
      <text:p text:style-name="P186"/>
      <text:p text:style-name="P187">查看 :help <text:span text:style-name="T73">internal-variables 还有更多的变量作用域.</text:span></text:p>
      <text:p text:style-name="P187"/>
      <text:p text:style-name="P187"/>
      <text:p text:style-name="P187"><text:span text:style-name="T23">T</text:span><text:span text:style-name="T20">ips:</text:span> <text:span text:style-name="T74">用 | 分隔命令</text:span></text:p>
      <text:p text:style-name="P187"/>
      <text:p text:style-name="P94">:echom "foo" | echom "bar"</text:p>
      <text:p text:style-name="P189"/>
      <text:p text:style-name="P189">相当于单独执行两个echom命令.</text:p>
      <text:p text:style-name="P189"/>
      <text:p text:style-name="P189"/>
      <text:p text:style-name="P241">8. Conditionals</text:p>
      <text:p text:style-name="P241"/>
      <text:p text:style-name="P241"><text:soft-page-break/></text:p>
      <text:p text:style-name="P95">if <text:span text:style-name="T75">0</text:span></text:p>
      <text:p text:style-name="P95"><text:tab/><text:span text:style-name="T75">echom “if”</text:span></text:p>
      <text:p text:style-name="P96">elseif “<text:span text:style-name="T76">nope!”</text:span></text:p>
      <text:p text:style-name="P96"><text:tab/>echom “else if”</text:p>
      <text:p text:style-name="P96">else</text:p>
      <text:p text:style-name="P96"><text:tab/>echom “else”</text:p>
      <text:p text:style-name="P96">endif</text:p>
      <text:p text:style-name="P190"/>
      <text:p text:style-name="P191">在if语句中出现字符<text:span text:style-name="T78">串</text:span>的, 会把字符串转为整数, 转换规则为 “some” <text:span text:style-name="T77">转为 0, “10some” 为 10, “some10” 为 0.</text:span></text:p>
      <text:p text:style-name="P191"/>
      <text:p text:style-name="P191">if <text:span text:style-name="T79">中可以用比较表达式, &gt;, &lt;, ,&gt;=, &lt;=, ==, 字符串之间也可以进行比较, 对大小写的敏感依赖于用户设置.</text:span></text:p>
      <text:p text:style-name="P191"/>
      <text:p text:style-name="P97">:set noignorecase</text:p>
      <text:p text:style-name="P98">:if "foo" == "bar"</text:p>
      <text:p text:style-name="P98">: <text:s text:c="3"/>echom "one"</text:p>
      <text:p text:style-name="P98">:elseif "foo" == "foo"</text:p>
      <text:p text:style-name="P98">: <text:s text:c="3"/>echom "two"</text:p>
      <text:p text:style-name="P98">:endif</text:p>
      <text:p text:style-name="P192"/>
      <text:p text:style-name="P97">:set ignorecase</text:p>
      <text:p text:style-name="P97">:if "foo" == "FOO"</text:p>
      <text:p text:style-name="P97">: <text:s text:c="3"/>echom "no, it couldn't be"</text:p>
      <text:p text:style-name="P97">:elseif "foo" == "foo"</text:p>
      <text:p text:style-name="P97">: <text:s text:c="3"/>echom "this must be the one"</text:p>
      <text:p text:style-name="P97">:endif</text:p>
      <text:p text:style-name="P193"/>
      <text:p text:style-name="P193">因为 <text:span text:style-name="T80">== 的这个特性, 一定不要在vimscripts中使用 ==, 就像不用map用noremap一样. </text:span></text:p>
      <text:p text:style-name="P193"/>
      <text:p text:style-name="P193">记住: 无论何时使用比较符, 一定要用显示的 <text:span text:style-name="T82">#, ? 版本, 对于整数比较也是, 方便以后改为字符串.</text:span></text:p>
      <text:p text:style-name="P193"/>
      <text:p text:style-name="P195">==? 不区分大小写</text:p>
      <text:p text:style-name="P196">==# 区分大小写</text:p>
      <text:p text:style-name="P193"/>
      <text:p text:style-name="P99">:set noignorecase</text:p>
      <text:p text:style-name="P99">:if "foo" <text:span text:style-name="T5">==? </text:span>"FOO"</text:p>
      <text:p text:style-name="P99">: <text:s text:c="3"/>echom "first"</text:p>
      <text:p text:style-name="P99">:elseif "foo" ==? "foo"</text:p>
      <text:p text:style-name="P99">: <text:s text:c="3"/>echom "second"</text:p>
      <text:p text:style-name="P99">:endif</text:p>
      <text:p text:style-name="P194"/>
      <text:p text:style-name="P194">查看 :<text:span text:style-name="T81">help expr4 还有更多的比较符, 注意 =~ 是关于正则式的匹配. 而且每个版本都有 ?, #版本, 如&gt;?, &lt;#, !=?.</text:span></text:p>
      <text:p text:style-name="P194"/>
      <text:p text:style-name="P194"/>
      <text:h text:style-name="P252" text:outline-level="1"><text:bookmark text:name="functions"/><text:soft-page-break/><text:span text:style-name="T83">9. </text:span>Functions</text:h>
      <text:p text:style-name="P251">vim的函数有一个很奇怪的地方: 函数名一定要是以大写字母开头.</text:p>
      <text:p text:style-name="P39">:function Meow()</text:p>
      <text:p text:style-name="P39">: <text:s/>echom "Meow!"</text:p>
      <text:p text:style-name="P39">:endfunction</text:p>
      <text:p text:style-name="P194"/>
      <text:p text:style-name="P99">:<text:span text:style-name="T84">call Meow()</text:span></text:p>
      <text:p text:style-name="P194"/>
      <text:p text:style-name="P194">也可以<text:span text:style-name="T85">有返回值</text:span></text:p>
      <text:p text:style-name="P194"/>
      <text:p text:style-name="P100">:function GetMeow()</text:p>
      <text:p text:style-name="P100">: <text:s/><text:span text:style-name="T5">return</text:span> "Meow String!"</text:p>
      <text:p text:style-name="P100">:endfunction</text:p>
      <text:p text:style-name="P197"/>
      <text:p text:style-name="P100">:echom <text:span text:style-name="T86">GetMeow()</text:span></text:p>
      <text:p text:style-name="P197"/>
      <text:p text:style-name="P197">若不显示写成 return, <text:span text:style-name="T87">则函数默认返回0</text:span></text:p>
      <text:p text:style-name="P197"/>
      <text:p text:style-name="P100">:echo<text:span text:style-name="T87">m</text:span> <text:span text:style-name="T87">Meow()</text:span></text:p>
      <text:p text:style-name="P197"/>
      <text:p text:style-name="P224">Function Arguments</text:p>
      <text:p text:style-name="P224"/>
      <text:p text:style-name="P101">:function DisplayName(name)</text:p>
      <text:p text:style-name="P101">: <text:s/>echom "Hello! <text:s/>My name is:"</text:p>
      <text:p text:style-name="P101">: <text:s/>echom <text:span text:style-name="T5">a:</text:span>name</text:p>
      <text:p text:style-name="P101">:endfunction</text:p>
      <text:p text:style-name="P198"/>
      <text:p text:style-name="P198">必须要加<text:span text:style-name="T88">a: 作用域, 表示函数参数, 否则会提示找不到变量name.</text:span></text:p>
      <text:p text:style-name="P198"/>
      <text:p text:style-name="P225">Varargs</text:p>
      <text:p text:style-name="P225"/>
      <text:p text:style-name="P199">变长参数</text:p>
      <text:p text:style-name="P199"/>
      <text:p text:style-name="P102">:function Varg(...)</text:p>
      <text:p text:style-name="P102">: <text:s/>echom a:0</text:p>
      <text:p text:style-name="P102">: <text:s/>echom a:1</text:p>
      <text:p text:style-name="P102">: <text:s/>echo a:000</text:p>
      <text:p text:style-name="P102">:endfunction</text:p>
      <text:p text:style-name="P102"/>
      <text:p text:style-name="P102">:call Varg("a", "b")</text:p>
      <text:p text:style-name="P200"/>
      <text:p text:style-name="P201">a:0 参数个数</text:p>
      <text:p text:style-name="P201">a:1 第一个参数</text:p>
      <text:p text:style-name="P201">a:000 一个list, 包含所有参数, 格式为[var1, var2], list 不能<text:span text:style-name="T89">用echom, 所以用了echo</text:span></text:p>
      <text:p text:style-name="P201"><text:soft-page-break/></text:p>
      <text:p text:style-name="P103">:function Varg2(foo, ...)</text:p>
      <text:p text:style-name="P103">: <text:s/>echom a:foo</text:p>
      <text:p text:style-name="P103">: <text:s/>echom a:0</text:p>
      <text:p text:style-name="P103">: <text:s/>echom a:1</text:p>
      <text:p text:style-name="P103">: <text:s/>echo a:000</text:p>
      <text:p text:style-name="P103">:endfunction</text:p>
      <text:p text:style-name="P103"/>
      <text:p text:style-name="P103">:call Varg2("a", "b", "c")</text:p>
      <text:p text:style-name="P202"/>
      <text:p text:style-name="P226">Assignment</text:p>
      <text:p text:style-name="P226"/>
      <text:p text:style-name="P104">:function Assign(foo)</text:p>
      <text:p text:style-name="P105">: <text:s/>let a:foo = "Nope"<text:tab/>" <text:span text:style-name="T10">Error</text:span></text:p>
      <text:p text:style-name="P104">: <text:s/>echom a:foo</text:p>
      <text:p text:style-name="P104">:endfunction</text:p>
      <text:p text:style-name="P104"/>
      <text:p text:style-name="P104">:call Assign("test")</text:p>
      <text:p text:style-name="P203"/>
      <text:p text:style-name="P204">会出错, a:foo是只读变量, 不能赋值.</text:p>
      <text:p text:style-name="P204"/>
      <text:p text:style-name="P106">:function AssignGood(foo)</text:p>
      <text:p text:style-name="P106">: <text:s/>let foo_tmp = a:foo</text:p>
      <text:p text:style-name="P106">: <text:s/>let foo_tmp = "Yep"</text:p>
      <text:p text:style-name="P106">: <text:s/>echom foo_tmp</text:p>
      <text:p text:style-name="P106">:endfunction</text:p>
      <text:p text:style-name="P106"/>
      <text:p text:style-name="P106">:call AssignGood("test")</text:p>
      <text:p text:style-name="P205"/>
      <text:p text:style-name="P205">此时 foo_<text:span text:style-name="T90">tmp 是临时变量, 只在函数内有效, 若换成 g:foo_tmp则是全局变量, 函数外也有效.</text:span></text:p>
      <text:p text:style-name="P205"/>
      <text:p text:style-name="P205"/>
      <text:p text:style-name="P242">10. Numbers</text:p>
      <text:p text:style-name="P242"/>
      <text:p text:style-name="P206">vim<text:span text:style-name="T91">中有整数和浮点数. 整数为32bits, 有16进制和8进制形式, 0xff 为 16进制, 015 为 8进制.</text:span></text:p>
      <text:p text:style-name="P206"/>
      <text:p text:style-name="P207">浮点数也有多种表示形式, <text:span text:style-name="T92">100.1, 5.45e+3, 15.2e-4, 15,3e9, 4e10 等. </text:span></text:p>
      <text:p text:style-name="P207"/>
      <text:p text:style-name="P209">整数与浮点数运算类似C语言, 1 + 2.0 结果为浮点数, 3 / 2结果为1, 3 / 2.0 结果为1.5.</text:p>
      <text:p text:style-name="P207"/>
      <text:p text:style-name="P207">:<text:span text:style-name="T93">help Float</text:span></text:p>
      <text:p text:style-name="P208">:help floating-point-precision</text:p>
      <text:p text:style-name="P208"/>
      <text:p text:style-name="P208"/>
      <text:p text:style-name="P243">11. strings</text:p>
      <text:p text:style-name="P227"/>
      <text:p text:style-name="P210">不像python, vimscript<text:span text:style-name="T94">中的strings不能用 + 连接, “hello ” + “world” 会变成0, “10ss” </text:span><text:soft-page-break/><text:span text:style-name="T94">+ “20aa” 为30. “10.5” + “10” 是20, 不支持浮点数.</text:span></text:p>
      <text:p text:style-name="P210"/>
      <text:p text:style-name="P211">Vimscript<text:span text:style-name="T95">中用 . 作为字符串连接符.</text:span></text:p>
      <text:p text:style-name="P211"/>
      <text:p text:style-name="P116">“hello ” . “world” <text:s/>生成 “hello world”, </text:p>
      <text:p text:style-name="P211"/>
      <text:p text:style-name="P116">10 . “foo” 生成10foo</text:p>
      <text:p text:style-name="P211"/>
      <text:p text:style-name="P107"><text:span text:style-name="T95">10.1 . “foo” <text:s/></text:span><text:span text:style-name="T11">Error</text:span></text:p>
      <text:p text:style-name="P212"/>
      <text:p text:style-name="P212">转义字符 <text:span text:style-name="T96">\</text:span></text:p>
      <text:p text:style-name="P212"/>
      <text:p text:style-name="P108">echo “foo\nbar” 正常换行</text:p>
      <text:p text:style-name="P213"/>
      <text:p text:style-name="P108">echom “foo\nbar” 换行<text:span text:style-name="T97">符变为 ^@</text:span></text:p>
      <text:p text:style-name="P213"/>
      <text:p text:style-name="P213">使用单引号, 保留原有字符串, <text:span text:style-name="T99">不转义</text:span></text:p>
      <text:p text:style-name="P213"/>
      <text:p text:style-name="P109">echom <text:span text:style-name="T98">'</text:span>foo\nbar<text:span text:style-name="T98">'</text:span> </text:p>
      <text:p text:style-name="P214"/>
      <text:p text:style-name="P214">有一个例外, 单引号中的两个连续单引号生成一个单引号.</text:p>
      <text:p text:style-name="P214"/>
      <text:p text:style-name="P110">:echom 'That''s enough.'</text:p>
      <text:p text:style-name="P215"/>
      <text:p text:style-name="P215">That<text:span text:style-name="T100">'s enough.</text:span></text:p>
      <text:p text:style-name="P215"/>
      <text:p text:style-name="P216">:help expr-quote</text:p>
      <text:p text:style-name="P216"/>
      <text:p text:style-name="P216"/>
      <text:p text:style-name="P244">12. String Functions</text:p>
      <text:p text:style-name="P215"/>
      <text:p text:style-name="P217">vimscript有很多内置函数处理字符串,</text:p>
      <text:p text:style-name="P217"/>
      <text:p text:style-name="P111">:echom strlen("foo")</text:p>
      <text:p text:style-name="P218"/>
      <text:p text:style-name="P111">:echom len("foo")</text:p>
      <text:p text:style-name="P218"/>
      <text:p text:style-name="P228">分<text:span text:style-name="T101">割</text:span></text:p>
      <text:p text:style-name="P218"/>
      <text:p text:style-name="P112">:echo split("one two three")</text:p>
      <text:p text:style-name="P219"/>
      <text:p text:style-name="P219">指定分隔符</text:p>
      <text:p text:style-name="P219"/>
      <text:p text:style-name="P113">:echo split("one,two,three", ",")</text:p>
      <text:p text:style-name="P220"/>
      <text:p text:style-name="P221">返回的是一个list, <text:span text:style-name="T102">['one', 'two', 'three']</text:span></text:p>
      <text:p text:style-name="P221"/>
      <text:p text:style-name="P229">连接</text:p>
      <text:p text:style-name="P229"><text:soft-page-break/></text:p>
      <text:p text:style-name="P114">:echo join(["foo", "bar"], "…")</text:p>
      <text:p text:style-name="P222"/>
      <text:p text:style-name="P222">foo...<text:span text:style-name="T103">bar</text:span></text:p>
      <text:p text:style-name="P222"/>
      <text:p text:style-name="P230">Lower and Upper Case</text:p>
      <text:p text:style-name="P222"/>
      <text:p text:style-name="P115">:echom tolower("Foo")</text:p>
      <text:p text:style-name="P115">:echom toupper("Foo")</text:p>
      <text:p text:style-name="P222"/>
      <text:p text:style-name="P222">:<text:span text:style-name="T104">help split() <text:s/>可以发现, 分隔符可以用正则式来匹配, 非常强大</text:span></text:p>
      <text:p text:style-name="P222">:he<text:span text:style-name="T105">lp functions 查看内置函数</text:span></text:p>
      <text:p text:style-name="P222"/>
      <text:p text:style-name="P222"/>
      <text:p text:style-name="P245"><text:span text:style-name="T106">13. </text:span>Execute</text:p>
      <text:p text:style-name="P245"/>
      <text:p text:style-name="P245"/>
      <text:p text:style-name="P231">Tips: </text:p>
      <text:p text:style-name="P167">:help &lt;cword&gt;</text:p>
      <text:p text:style-name="P168">&lt;cWORD&gt; 扩展字符串</text:p>
      <text:p text:style-name="P232"/>
      <text:p text:style-name="P169">使用&lt;cWORD&gt;时用注意</text:p>
      <text:p text:style-name="P169"/>
      <text:p text:style-name="P74">:nnoremap &lt;leader&gt;g :grep -R &lt;cWORD&gt; .&lt;cr&gt;</text:p>
      <text:p text:style-name="P233"/>
      <text:p text:style-name="P234"><text:span text:style-name="T108">若光标下</text:span><text:span text:style-name="T107">为 </text:span><text:span text:style-name="T109">foo;</text:span><text:span text:style-name="T107">ls, 那么</text:span><text:span text:style-name="T110">会执行 ls 命令.</text:span></text:p>
      <text:p text:style-name="P234"/>
      <text:p text:style-name="P170">加上单引号</text:p>
      <text:p text:style-name="P234"/>
      <text:p text:style-name="P75">:nnoremap &lt;leader&gt;g :grep -R '&lt;cWORD&gt;' .&lt;cr&gt;</text:p>
      <text:p text:style-name="P235"/>
      <text:p text:style-name="P171">但此时对 that's 又失效了.</text:p>
      <text:p text:style-name="P236"/>
      <text:p text:style-name="P171">解决办法是使用 shellescape() 函数:</text:p>
      <text:p text:style-name="P236"/>
      <text:p text:style-name="P45">:nnoremap &lt;leader&gt;g :execute "grep -R " . <text:span text:style-name="T5">shellescape</text:span>("&lt;cWORD&gt;") . " ."&lt;cr&gt;</text:p>
      <text:p text:style-name="P129"/>
      <text:p text:style-name="P130">但还是不行, <text:span text:style-name="T12">shellescape</text:span><text:span text:style-name="T111">("&lt;cWORD&gt;") </text:span>会返回 '&lt;cWORD&gt;'. 应该<text:span text:style-name="T112">先</text:span>使用 expand<text:span text:style-name="T112">():</text:span></text:p>
      <text:p text:style-name="P130"/>
      <text:p text:style-name="P46">:nnoremap &lt;leader&gt;g :exe "grep -R " . shellescape(expand("&lt;cWORD&gt;")) . " ."&lt;cr&gt;</text:p>
      <text:p text:style-name="P130"/>
      <text:p text:style-name="P130"/>
      <text:p text:style-name="P131"><text:span text:style-name="T113">T</text:span>ips: </text:p>
      <text:p text:style-name="P131"/>
      <text:p text:style-name="P47">vnoremap &lt;leader&gt;g :<text:span text:style-name="T5">&lt;c-u&gt;</text:span>call GrepOperator(visualmode())&lt;cr&gt;</text:p>
      <text:p text:style-name="P47"/>
      <text:p text:style-name="P48">function! GrepOperator(type)</text:p>
      <text:p text:style-name="P48"><text:soft-page-break/><text:s text:c="4"/>echom "Test"</text:p>
      <text:p text:style-name="P48">endfunction</text:p>
      <text:p text:style-name="P132"/>
      <text:p text:style-name="P133">在visual模式下按 :, <text:span text:style-name="T114">会自动插入 `&lt;, `&gt;, 这表示visual selection的范围, &lt;c-u&gt;的作用是删除光标到开头的所有内容.</text:span></text:p>
      <text:p text:style-name="P133"/>
      <text:p text:style-name="P133"/>
      <text:p text:style-name="P134">Tips: </text:p>
      <text:p text:style-name="P134"/>
      <text:p text:style-name="P135">当 yank 或 delete 不指明寄存器时, yank和delete的内容都被放到unnamed @ 寄存器中了.</text:p>
      <text:p text:style-name="P135"/>
      <text:p text:style-name="P135"/>
      <text:p text:style-name="P130"/>
      <text:p text:style-name="P49">nnoremap &lt;leader&gt;g :set operatorfunc=<text:span text:style-name="T15">&lt;SID&gt;</text:span>GrepOperator&lt;cr&gt;g@</text:p>
      <text:p text:style-name="P49">vnoremap &lt;leader&gt;g :&lt;c-u&gt;call <text:span text:style-name="T16">&lt;SID&gt;</text:span>GrepOperator(visualmode())&lt;cr&gt;</text:p>
      <text:p text:style-name="P49"/>
      <text:p text:style-name="P49">function! <text:span text:style-name="T17">s:</text:span>GrepOperator(type)</text:p>
      <text:p text:style-name="P50"><text:tab/><text:span text:style-name="T13">let saved_unnamed_register = @@</text:span></text:p>
      <text:p text:style-name="P50"/>
      <text:p text:style-name="P49"><text:s text:c="4"/>if a:type ==# 'v'</text:p>
      <text:p text:style-name="P49"><text:s text:c="8"/>normal! `&lt;v`&gt;y</text:p>
      <text:p text:style-name="P49"><text:s text:c="4"/>elseif a:type ==# 'char'</text:p>
      <text:p text:style-name="P49"><text:s text:c="8"/>normal! `[v`]y</text:p>
      <text:p text:style-name="P49"><text:s text:c="4"/>else</text:p>
      <text:p text:style-name="P49"><text:s text:c="8"/>return</text:p>
      <text:p text:style-name="P49"><text:s text:c="4"/>endif</text:p>
      <text:p text:style-name="P49"/>
      <text:p text:style-name="P49"><text:s text:c="4"/>silent execute "grep! -R " . shellescape(@@) . " ."copen</text:p>
      <text:p text:style-name="P49"/>
      <text:p text:style-name="P51"><text:tab/><text:span text:style-name="T14">let @@ = saved_unnamed_register</text:span></text:p>
      <text:p text:style-name="P49">endfunction</text:p>
      <text:p text:style-name="P136"/>
      <text:p text:style-name="P136">红色部分<text:span text:style-name="T115">是恢复使用的寄存器.</text:span></text:p>
      <text:p text:style-name="P136"/>
      <text:p text:style-name="P136">使用 <text:span text:style-name="T116">s: 使函数作用域只在本script中, &lt;SID&gt;是使得在map中可以找到对应的函数, :help &lt;SID&gt;</text:span></text:p>
      <text:p text:style-name="P136"/>
      <text:p text:style-name="P136">:<text:span text:style-name="T117">help map-operator </text:span></text:p>
      <text:p text:style-name="P136"/>
      <text:p text:style-name="P137">`[ <text:span text:style-name="T118">是 motion的起始字符位置, `]是终止字符位置. visual mode下不属于motion.</text:span></text:p>
      <text:p text:style-name="P137"/>
      <text:p text:style-name="P138">`&lt;v`&gt;可以换成 gv, gv 表示上一次的visual selection 区域.</text:p>
      <text:p text:style-name="P138"/>
      <text:p text:style-name="P138"/>
      <text:p text:style-name="P138"/>
      <text:p text:style-name="P246">14. list</text:p>
      <text:p text:style-name="P141"/>
      <text:p text:style-name="P140"/>
      <text:p text:style-name="P52">:echo ['foo', 3, 'bar']</text:p>
      <text:p text:style-name="P52"><text:soft-page-break/>:echo ['foo', [3, 'bar']]</text:p>
      <text:p text:style-name="P139"/>
      <text:p text:style-name="P142">index</text:p>
      <text:p text:style-name="P139"/>
      <text:p text:style-name="P52">:echo [0, [1, 2]][1]</text:p>
      <text:p text:style-name="P52">:echo [0, [1, 2]][-2]</text:p>
      <text:p text:style-name="P139"/>
      <text:p text:style-name="P139">slicing</text:p>
      <text:p text:style-name="P139"/>
      <text:p text:style-name="P52">:echo ['a', 'b', 'c', 'd', 'e'][0:2]</text:p>
      <text:p text:style-name="P53">:echo ['a', 'b', 'c', 'd', 'e'][-2:-1]</text:p>
      <text:p text:style-name="P53"/>
      <text:p text:style-name="P54">:echo ['a', 'b', 'c', 'd', 'e'][:1]</text:p>
      <text:p text:style-name="P54">:echo ['a', 'b', 'c', 'd', 'e'][3:]</text:p>
      <text:p text:style-name="P139"/>
      <text:p text:style-name="P139"/>
      <text:p text:style-name="P143">对字符串也有类似的操作</text:p>
      <text:p text:style-name="P139"/>
      <text:p text:style-name="P55">:echo "abcd"[0:2]</text:p>
      <text:p text:style-name="P143"/>
      <text:p text:style-name="P143">连接</text:p>
      <text:p text:style-name="P143"/>
      <text:p text:style-name="P56">:echo ['a', 'b'] + ['c']</text:p>
      <text:p text:style-name="P144"/>
      <text:p text:style-name="P144"/>
      <text:p text:style-name="P237">List Functions</text:p>
      <text:p text:style-name="P237"/>
      <text:p text:style-name="P57">:let foo = ['a']</text:p>
      <text:p text:style-name="P57">:call add(foo, 'b')</text:p>
      <text:p text:style-name="P57">:echo foo</text:p>
      <text:p text:style-name="P144"/>
      <text:p text:style-name="P57">:echo get(foo, 0, 'default')</text:p>
      <text:p text:style-name="P57">:echo get(foo, 100, 'default')</text:p>
      <text:p text:style-name="P144"/>
      <text:p text:style-name="P58">:echo index(foo, 'b')</text:p>
      <text:p text:style-name="P58">:echo index(foo, 'nope')</text:p>
      <text:p text:style-name="P144"/>
      <text:p text:style-name="P58">:echo join(foo)</text:p>
      <text:p text:style-name="P58">:echo join(foo, '---')</text:p>
      <text:p text:style-name="P58">:echo join([1, 2, 3], '')</text:p>
      <text:p text:style-name="P144"/>
      <text:p text:style-name="P59">:call reverse(foo)</text:p>
      <text:p text:style-name="P59">:echo foo</text:p>
      <text:p text:style-name="P59">:call reverse(foo)</text:p>
      <text:p text:style-name="P59">:echo foo</text:p>
      <text:p text:style-name="P145"/>
      <text:p text:style-name="P145">:<text:span text:style-name="T119">help List</text:span></text:p>
      <text:p text:style-name="P145"/>
      <text:p text:style-name="P146"><text:soft-page-break/>Tips:</text:p>
      <text:p text:style-name="P146"/>
      <text:p text:style-name="P146">:match <text:span text:style-name="T120">Keywork /\clist/</text:span></text:p>
      <text:p text:style-name="P146"/>
      <text:p text:style-name="P146"/>
      <text:p text:style-name="P247">15. <text:span text:style-name="T121">loops</text:span></text:p>
      <text:p text:style-name="P147"/>
      <text:p text:style-name="P149">for</text:p>
      <text:p text:style-name="P149"/>
      <text:p text:style-name="P60">:let c = 0</text:p>
      <text:p text:style-name="P60"/>
      <text:p text:style-name="P60">:for i in [1, 2, 3, 4]</text:p>
      <text:p text:style-name="P60">: <text:s/>let c += i</text:p>
      <text:p text:style-name="P60">:endfor</text:p>
      <text:p text:style-name="P60"/>
      <text:p text:style-name="P60">:echom c</text:p>
      <text:p text:style-name="P148"/>
      <text:p text:style-name="P150">while</text:p>
      <text:p text:style-name="P150"/>
      <text:p text:style-name="P61">:let c = 1</text:p>
      <text:p text:style-name="P61">:let total = 0</text:p>
      <text:p text:style-name="P61"/>
      <text:p text:style-name="P61">:while c &lt;= 4</text:p>
      <text:p text:style-name="P61">: <text:s/>let total += c</text:p>
      <text:p text:style-name="P61">: <text:s/>let c += 1</text:p>
      <text:p text:style-name="P61">:endwhile</text:p>
      <text:p text:style-name="P61"/>
      <text:p text:style-name="P61">:echom total</text:p>
      <text:p text:style-name="P148"/>
      <text:p text:style-name="P145"/>
      <text:p text:style-name="P248">16. dictionaries</text:p>
      <text:p text:style-name="P151"/>
      <text:p text:style-name="P62">:echo {'a': 1, 100: 'foo'}</text:p>
      <text:p text:style-name="P62"/>
      <text:p text:style-name="P63">:echo {'a': 1, 100: 'foo',}</text:p>
      <text:p text:style-name="P152"/>
      <text:p text:style-name="P153">keys 都会被转成字符串, 这里的100会转成'100', 结尾的 , 最好加上, 避免以后添加条目时出错.</text:p>
      <text:p text:style-name="P145"/>
      <text:p text:style-name="P145">Inde<text:span text:style-name="T122">x, 两种方式</text:span></text:p>
      <text:p text:style-name="P145"/>
      <text:p text:style-name="P66">:echo {'a': 1, 100: 'foo',}['a']</text:p>
      <text:p text:style-name="P64">:echo {'a': 1, 100: 'foo',}[100]</text:p>
      <text:p text:style-name="P154"/>
      <text:p text:style-name="P65">:echo {'a': 1, 100: 'foo',}.a</text:p>
      <text:p text:style-name="P65">:echo {'a': 1, 100: 'foo',}.100</text:p>
      <text:p text:style-name="P155"/>
      <text:p text:style-name="P155">赋值, 添加条目</text:p>
      <text:p text:style-name="P155"/>
      <text:p text:style-name="P67"><text:soft-page-break/>:let foo = {'a': 1}</text:p>
      <text:p text:style-name="P67">:let foo.a = 100</text:p>
      <text:p text:style-name="P67">:let foo.b = 200</text:p>
      <text:p text:style-name="P67">:echo foo</text:p>
      <text:p text:style-name="P156"/>
      <text:p text:style-name="P157"><text:span text:style-name="T123">foo = </text:span>{'a': 100, 'b': 200}</text:p>
      <text:p text:style-name="P156"/>
      <text:p text:style-name="P156">删除条目</text:p>
      <text:p text:style-name="P156"/>
      <text:p text:style-name="P68">:let test = remove(foo, 'a')</text:p>
      <text:p text:style-name="P68">:unlet foo.b</text:p>
      <text:p text:style-name="P68">:echo foo</text:p>
      <text:p text:style-name="P68">:echo test</text:p>
      <text:p text:style-name="P157"/>
      <text:p text:style-name="P158">remove 会返回删除key的value. unlet直接删除条目.</text:p>
      <text:p text:style-name="P158"/>
      <text:p text:style-name="P158">有很多函数操作dict, 如 <text:span text:style-name="T124">get, has_key, items, keys, values.</text:span></text:p>
      <text:p text:style-name="P158"/>
      <text:p text:style-name="P158"/>
      <text:p text:style-name="P159">Tips: foldcolumn</text:p>
      <text:p text:style-name="P160">winnr()</text:p>
      <text:p text:style-name="P160">wincmd</text:p>
      <text:p text:style-name="P160"/>
      <text:p text:style-name="P160"/>
      <text:p text:style-name="P249">17. functional programming</text:p>
      <text:p text:style-name="P249"/>
      <text:p text:style-name="P172"><text:span text:style-name="T68">deepcopy() 可以用</text:span><text:span text:style-name="T70">来模拟 Immutable Data Structures.</text:span></text:p>
      <text:p text:style-name="P172"/>
      <text:p text:style-name="P69">function! Reversed(l)</text:p>
      <text:p text:style-name="P69"><text:s text:c="4"/>let new_list = deepcopy(a:l)</text:p>
      <text:p text:style-name="P69"><text:s text:c="4"/>call reverse(new_list)</text:p>
      <text:p text:style-name="P69"><text:s text:c="4"/>return new_list</text:p>
      <text:p text:style-name="P69">endfunction</text:p>
      <text:p text:style-name="P78"/>
      <text:p text:style-name="P69">function! Append(l, val)</text:p>
      <text:p text:style-name="P69"><text:s text:c="4"/>let new_list = deepcopy(a:l)</text:p>
      <text:p text:style-name="P69"><text:s text:c="4"/>call add(new_list, a:val)</text:p>
      <text:p text:style-name="P69"><text:s text:c="4"/>return new_list</text:p>
      <text:p text:style-name="P69">endfunction</text:p>
      <text:p text:style-name="P78"/>
      <text:p text:style-name="P69">function! Assoc(l, i, val)</text:p>
      <text:p text:style-name="P69"><text:s text:c="4"/>let new_list = deepcopy(a:l)</text:p>
      <text:p text:style-name="P69"><text:s text:c="4"/>let new_list[a:i] = a:val</text:p>
      <text:p text:style-name="P69"><text:s text:c="4"/>return new_list</text:p>
      <text:p text:style-name="P69">endfunction</text:p>
      <text:p text:style-name="P78"/>
      <text:p text:style-name="P69">function! Pop(l, i)</text:p>
      <text:p text:style-name="P69"><text:s text:c="4"/>let new_list = deepcopy(a:l)</text:p>
      <text:p text:style-name="P69"><text:soft-page-break/><text:s text:c="4"/>call remove(new_list, a:i)</text:p>
      <text:p text:style-name="P69"><text:s text:c="4"/>return new_list</text:p>
      <text:p text:style-name="P69">endfunction</text:p>
      <text:p text:style-name="P173"/>
      <text:p text:style-name="P162">函数作为变量</text:p>
      <text:p text:style-name="P173"/>
      <text:p text:style-name="P79"><text:span text:style-name="T70">:let Myfunc = </text:span><text:span text:style-name="T127">function</text:span><text:span text:style-name="T70">("Append")</text:span></text:p>
      <text:p text:style-name="P70">:echo Myfunc([1, 2], 3)</text:p>
      <text:p text:style-name="P174"/>
      <text:p text:style-name="P174"><text:span text:style-name="T70">Append 就是函数</text:span><text:span text:style-name="T68">名, myfunc实际上Append函数.</text:span></text:p>
      <text:p text:style-name="P174"/>
      <text:p text:style-name="P239"><text:span text:style-name="T125">函数</text:span>list</text:p>
      <text:p text:style-name="P174"/>
      <text:p text:style-name="P79"><text:span text:style-name="T68">:let funcs = [</text:span><text:span text:style-name="T126">function</text:span><text:span text:style-name="T68">("Append"), </text:span><text:span text:style-name="T126">function</text:span><text:span text:style-name="T68">("Pop")]</text:span></text:p>
      <text:p text:style-name="P71">:echo funcs[1](['a', 'b', 'c'], 1)</text:p>
      <text:p text:style-name="P174"/>
      <text:p text:style-name="P174"/>
      <text:p text:style-name="P176">Higher-Order Function<text:span text:style-name="T131">s</text:span></text:p>
      <text:p text:style-name="P174"/>
      <text:p text:style-name="P71">function! Mapped(fn, l)</text:p>
      <text:p text:style-name="P71"><text:s text:c="4"/>let new_list = deepcopy(a:l)</text:p>
      <text:p text:style-name="P71"><text:s text:c="4"/>call map(new_list, string(a:fn) . '(v:val)')</text:p>
      <text:p text:style-name="P71"><text:s text:c="4"/>return new_list</text:p>
      <text:p text:style-name="P71">endfunction</text:p>
      <text:p text:style-name="P174"/>
      <text:p text:style-name="P174">查看 :help map(), :help v:, <text:s/>v:var中保存item</text:p>
      <text:p text:style-name="P174"/>
      <text:p text:style-name="P72">function! Filtered(fn, l)</text:p>
      <text:p text:style-name="P72"><text:s text:c="4"/>let new_list = deepcopy(a:l)</text:p>
      <text:p text:style-name="P72"><text:s text:c="4"/>call filter(new_list, string(a:fn) . '(v:val)')</text:p>
      <text:p text:style-name="P72"><text:s text:c="4"/>return new_list</text:p>
      <text:p text:style-name="P72">endfunction</text:p>
      <text:p text:style-name="P175"/>
      <text:p text:style-name="P161">查看 :h<text:span text:style-name="T129">e</text:span>lp filter<text:span text:style-name="T130">()</text:span></text:p>
      <text:p text:style-name="P175"/>
      <text:p text:style-name="P80">function! Removed(fn, l)</text:p>
      <text:p text:style-name="P80"><text:s text:c="4"/>let new_list = deepcopy(a:l)</text:p>
      <text:p text:style-name="P80"><text:s text:c="4"/>call filter(new_list, '!' . string(a:fn) . '(v:val)')</text:p>
      <text:p text:style-name="P80"><text:s text:c="4"/>return new_list</text:p>
      <text:p text:style-name="P80">endfunction</text:p>
      <text:p text:style-name="P175"/>
      <text:p text:style-name="P175"/>
      <text:p text:style-name="P175"/>
      <text:p text:style-name="P177">Tips:</text:p>
      <text:p text:style-name="P177"/>
      <text:p text:style-name="P177">:help type()</text:p>
      <text:p text:style-name="P175"/>
      <text:p text:style-name="P175"/>
      <text:p text:style-name="P250"><text:soft-page-break/>18. Paths</text:p>
      <text:p text:style-name="P175"/>
      <text:p text:style-name="P81">:echom expand('%')</text:p>
      <text:p text:style-name="P81">:echom expand('%:p')</text:p>
      <text:p text:style-name="P81">:echom fnamemodify('foo.txt', ':p')</text:p>
      <text:p text:style-name="P175"/>
      <text:p text:style-name="P175"><text:span text:style-name="T68">:</text:span><text:span text:style-name="T71">help fnamemodify()</text:span></text:p>
      <text:p text:style-name="P175"/>
      <text:p text:style-name="P238">Listing Files</text:p>
      <text:p text:style-name="P178"/>
      <text:p text:style-name="P73">:echo globpath('.', '*')</text:p>
      <text:p text:style-name="P178"/>
      <text:p text:style-name="P73">:echo split(globpath('.', '*'), '\n')</text:p>
      <text:p text:style-name="P178"/>
      <text:p text:style-name="P73">:echo split(globpath('.', '*.txt'), '\n')</text:p>
      <text:p text:style-name="P178"/>
      <text:p text:style-name="P73">:echo split(globpath('.', '**'), '\n')</text:p>
      <text:p text:style-name="P178"/>
      <text:p text:style-name="P163">** 表示递归匹配</text:p>
      <text:p text:style-name="P178"/>
      <text:p text:style-name="P164">:help filename-modifiers</text:p>
      <text:p text:style-name="P164">:help wildcards</text:p>
      <text:p text:style-name="P179"/>
      <text:p text:style-name="P165"/>
      <text:p text:style-name="P165">Tips: 关于folding, 看vim-potion那个例子.</text:p>
      <text:p text:style-name="P165"/>
      <text:p text:style-name="P166">:help line-continuatio</text:p>
      <text:p text:style-name="P166"/>
      <text:p text:style-name="P166">:<text:span text:style-name="T132">help search()</text:span></text:p>
      <text:p text:style-name="P166"/>
      <text:p text:style-name="P256">:<text:span text:style-name="T132">help ordinary-atom <text:s/></text:span></text:p>
      <text:p text:style-name="P256"/>
      <text:p text:style-name="P256"/>
      <text:p text:style-name="P260">19. autoload 机制</text:p>
      <text:p text:style-name="P260"/>
      <text:p text:style-name="P257">在需要的时候加载函数. 函数的定义有的特别, 需要用 # 符号.</text:p>
      <text:p text:style-name="P257"/>
      <text:p text:style-name="P261">:call somefile#Hello()</text:p>
      <text:p text:style-name="P261"/>
      <text:p text:style-name="P261">function somefile#Hello()</text:p>
      <text:p text:style-name="P261"><text:s text:c="4"/>" ...</text:p>
      <text:p text:style-name="P261">endfunction</text:p>
      <text:p text:style-name="P257"/>
      <text:p text:style-name="P258">若调用时 <text:span text:style-name="T134">somefile#</text:span>Hello 函数存在, 则直接用, 否则在 <text:span text:style-name="T133">$RUNTIMEPATH/ 中寻找 autoload/somefile</text:span><text:span text:style-name="T128">.vim</text:span><text:span text:style-name="T133">文件, 并source加载该文件, 然后再调用函数. </text:span></text:p>
      <text:p text:style-name="P258"/>
      <text:p text:style-name="P258"><text:span text:style-name="T133">可以用多个 # 表示子目录.</text:span></text:p>
      <text:p text:style-name="P262"><text:soft-page-break/>:call myplugin#somefile#Hello()</text:p>
      <text:p text:style-name="P262"/>
      <text:p text:style-name="P262">function myplugin#somefile#Hello()</text:p>
      <text:p text:style-name="P262"><text:s text:c="4"/>" ...</text:p>
      <text:p text:style-name="P262">endfunction</text:p>
      <text:p text:style-name="P259"/>
      <text:p text:style-name="P259">注意在相应文件中定义函数时也是要用 # 的形式. 不能只写最后<text:span text:style-name="T135">的函数名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5:46:05.202775857</meta:creation-date>
    <dc:date>2014-11-08T17:02:57.894216111</dc:date>
    <meta:editing-duration>PT18H41M21S</meta:editing-duration>
    <meta:editing-cycles>527</meta:editing-cycles>
    <meta:generator>LibreOffice/4.2.6.3$Linux_X86_64 LibreOffice_project/420m0$Build-3</meta:generator>
    <meta:document-statistic meta:table-count="0" meta:image-count="0" meta:object-count="0" meta:page-count="16" meta:paragraph-count="409" meta:word-count="2781" meta:character-count="10196" meta:non-whitespace-character-count="8978"/>
  </office:meta>
</office:document-meta>
</file>